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office:automatic-styles>
  <office:body>
    <office:text>
      <text:p text:style-name="Title">Efficient Synchronization of Linux Memory Regions over a Network: A Comparative Study and Implementation</text:p>
      <text:p text:style-name="Subtitle">TODO: Add subtitle</text:p>
      <text:p text:style-name="Author">Felicitas Pojtinger (Stuttgart Media University)</text:p>
      <text:p text:style-name="Date">2023-08-04</text:p>
      <text:h text:style-name="Heading_20_2" text:outline-level="2"><text:bookmark-start text:name="section"/><text:bookmark-end text:name="section"/></text:h>
      <text:p text:style-name="Abstract">TODO: Add abstract</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TODO: Add introduction</text:p>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p text:style-name="First_20_paragraph">The open-source Linux kernel, was created by Linus Torvalds in 1991. Developed primarily in the C programming language, it has recently seen the addition of Rust as an approved language for further expansion and development, esp. of drivers[1]. The powers millions of devices across the globe, including servers, desktop computers, mobile phones, and embedded devices. It serves as an intermediary between hardware and applications, as an abstraction layer that simplifies the interaction between them. It is engineered for compatibility with a wide array of architectures, such as ARM, x86, RISC-V, and others.</text:p>
      <text:p text:style-name="Text_20_body">The kernel does not function as a standalone operating system. This role is fulfilled by distributions, which build upon the Linux kernel to create fully-fledged operating systems[2]. Distributions supplement the kernel with additional userspace tools, examples being GNU coreutils or BusyBox. Depending on their target audience, they further enhance functionality by integrating desktop environments and other software.</text:p>
      <text:p text:style-name="Text_20_body">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 This transparency, coupled with the potential for customization and improvement, makes developing for the Linux kernel a good choice for this thesis.</text:p>
      <text:h text:style-name="Heading_20_2" text:outline-level="2"><text:bookmark-start text:name="linux-kernel-modules"/>Linux Kernel Modules<text:bookmark-end text:name="linux-kernel-modules"/></text:h>
      <text:p text:style-name="First_20_paragraph">Linux is a extensible, but not a microkernel. Despite it’s monolithic nature, it allows for the integration of kernel modules[2]. Kernel modules are small pieces of kernel-level code that can be dynamically incorporated into the kernel, presenting the advantage of extending kernel functionality without necessitating system reboots.</text:p>
      <text:p text:style-name="Text_20_body">The dynamism of these modules comes from their ability to be loaded and unloaded into the running kernel as per user needs. This functionality aids in keeping the kernel size both manageable and maintainable, thereby promoting efficiency. Kernel modules are traditionally developed using the C programming language, like the kernel itself, ensuring compatibility and consistent performance.</text:p>
      <text:p text:style-name="Text_20_body">Kernel modules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3].</text:p>
      <text:p text:style-name="Text_20_body">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text:p>
      <text:h text:style-name="Heading_20_2" text:outline-level="2"><text:bookmark-start text:name="unix-signals-and-handlers"/>UNIX Signals and Handlers<text:bookmark-end text:name="unix-signals-and-handler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4].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sources before exiting or enabling verbose logging [5].</text:p>
      <text:p text:style-name="Text_20_body">It is however important to note that signals are not typically utilized as a primary inter-process communication (IPC) mechanism. This is primarily due to their limitation in carrying additional data. While signals effectively alert a process of an event, they are not designed to convey forther information related to that event; consequently, they are best used in scenarios where simple event-based notifications are sufficient, rather than for more complex data exchange requirements.</text:p>
      <text:h text:style-name="Heading_20_2" text:outline-level="2"><text:bookmark-start text:name="principle-of-locality"/>Principle of Locality<text:bookmark-end text:name="principle-of-locality"/></text:h>
      <text:p text:style-name="First_20_paragraph">The principle of locality, or locality of reference, refers to the tendency of a processor in a computer system to recurrently access the same set of memory locations within a brief span of time. This principle forms the basis of a predictable pattern of behavior that is evident across computer systems, and can be divided into two distinct types: temporal locality and spatial locality[6].</text:p>
      <text:p text:style-name="Text_20_body">Temporal locality revolves around the frequent use of particular data within a limited time period. Essentially, if a memory location is accessed once, it is probable that this same location will be accessed again in the near future. To leverage this pattern and improve performance, computer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herefore, to optimize performance, the system tries to anticipate these subsequent accesses by preparing for faster access to these nearby memory locations. Temporal locality is considered a unique instance of spatial locality, demonstrating how the two types are closely interlinked.</text:p>
      <text:p text:style-name="Text_20_body">A specific instance of spatial locality, termed sequential locality, occurs when the data elements are organized and accessed in a linear sequence. An example of this is when elements in a one-dimensional array are traversed systematically, accessing the elements one by one in their sequential order.</text:p>
      <text:p text:style-name="Text_20_body">Locality of reference can be instrumental in improving the overall performance of a system. To achieve this, a variety of optimization techniques are deployed, such as caching, which stores copies of frequently accessed data in quick-access memory, and prefetching for memory, which involves loading potential future data into cache before it’s actually needed.</text:p>
      <text:h text:style-name="Heading_20_2" text:outline-level="2"><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7]. This principle is crucial primarily due to the limitations of “the speed of the cable”, where both throughput and latency decrease as distance increases due to factors like signal dampening and the finite speed of light.</text:p>
      <text:p text:style-name="Text_20_body">TODO: Add graphic of the memory hierarchy</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we find secondary storage devices such as Solid State Drives (SSD) or Hard Disk Drives (HDD). Although slower than RAM, these devices can store larger amounts of data and typically contain the operating system and application binary fies. Importantly, they are persistent, meaning they retain data even after power is cut.</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8].</text:p>
      <text:p text:style-name="Text_20_body">The memory hierarchy is not static but evolves with technological advancements, leading to some blurring of these distinct layers[9]. For instance, Non-Volatile Memory Express (NVMe) storage technologies can rival the speed of RAM while offering greater storage capacities. Similarly, some research, such as the work presented in this thesis, further challenges traditional hierarchies by exposing tertiary or secondary storage with the same interface as main memory.</text:p>
      <text:h text:style-name="Heading_20_2" text:outline-level="2"><text:bookmark-start text:name="memory-management-in-linux"/>Memory Management in Linux<text:bookmark-end text:name="memory-management-in-linux"/></text:h>
      <text:p text:style-name="First_20_paragraph">Memory management forms a cornerstone of any operating system, serving as a critical buffer between applications and physical memory. Arguably, it can be considered one of the fundamental purposes of an operating system itself. This system helps maintain system stability and provides security guarantees, such as ensuring that only a specific process can access its allocated memory.</text:p>
      <text:p text:style-name="Text_20_body">Within the context of the Linux operating system, memory management is divided into two major segments: kernel space and user space.</text:p>
      <text:p text:style-name="Text_20_body">Kernel space is where the kernel itself and kernel modules operate. The kernel memory module is responsible for managing this segment. Slab allocation is a technique employed in kernel space management; this technique groups objects of the same size into caches, enhancing memory allocation speed and reducing fragmentation of memory[10].</text:p>
      <text:p text:style-name="Text_20_body">User space is the memory segment where applications and certain drivers store their memory[11]. User space memory management involves a paging system, offering each application its unique private virtual address space.</text:p>
      <text:p text:style-name="Text_20_body">This virtual address space is divided into units known as pages, each typically 4 KB in size. These pages can be mapped to any location in physical memory, providing flexibility and optimizing memory utilization. The use of this virtual address space further adds a layer of abstraction between the application and the physical memory, enhancing the security and isolation of processes.</text:p>
      <text:h text:style-name="Heading_20_2" text:outline-level="2"><text:bookmark-start text:name="swap-space"/>Swap Space<text:bookmark-end text:name="swap-space"/></text:h>
      <text:p text:style-name="First_20_paragraph">Swap space refers to a designated portion of the secondary storage utilized as virtual memory in a computer system[11]. This feature plays a crucial role in systems that run multiple applications simultaneously. When memory resources are strained, swap space comes into play, relocating inactive parts of the RAM to secondary storage. This action frees up space in primary memory for other processes, enabling smoother operation and preventing a potential system crash.</text:p>
      <text:p text:style-name="Text_20_body">In the case of Linux, swap space implementation aligns with a demand paging system. This means that memory is allocated only when required. The swap space in Linux can be a swap partition, which is a distinct area within the secondary storage, or it can take the form of a swap file, which is a standard file that can be expanded or truncated based on need. The usage of swap partitions and files is transparent to the user.</text:p>
      <text:p text:style-name="Text_20_body">The Linux kernel employs a Least Recently Used (LRU) algorithm to determine which memory pages should be moved to swap space. This algorithm effectively prioritizes pages based on their usage, transferring those that have not been recently used to swap space.</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2].</text:p>
      <text:p text:style-name="Text_20_body">However, 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propensity to swap memory pages. Adjusting this setting can balance the use of swap space to maintain system performance while still preserving the benefits of virtual memory management.</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Page faults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3].</text:p>
      <text:p text:style-name="Text_20_body">To minimize the occurrence of page faults, memory management algorithms such as the afore-mentioned Least Recently Used (LRU) and the more straightforward clock algorithm are often employed. These algorithms effectively manage the order and priority of memory pages, helping to ensure that frequently used pages are readily available in primary memory.</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13]. This reduces the likelihood of major page faults by conserving memory space, allowing more pages to reside in primary memory.</text:p>
      <text:p text:style-name="Text_20_body">In general, handling page faults is a task delegated to the kernel. This critical balance between resource availability and system performance is part of the kernel’s memory management duties, ensuring that processes can access the pages they require while maintaining efficient use of system memory.</text:p>
      <text:h text:style-name="Heading_20_2" text:outline-level="2"><text:bookmark-start text:name="mmap"/><text:span text:style-name="Source_Text">mmap</text:span><text:bookmark-end text:name="mmap"/></text:h>
      <text:p text:style-name="First_20_paragraph"><text:span text:style-name="Source_Text">mmap</text:span> is a versatile UNIX system call, used for mapping files or devices into memory, enabling a variety of core tasks like shared memory, file I/O, and fine-grained memory allocation. Due to its powerful nature, it is commonly harnessed in applications like databases.</text:p>
      <text:p text:style-name="Text_20_body">One standout feature of <text:span text:style-name="Source_Text">mmap</text:span> is its ability to create what is essentially a direct memory mapping between a file and a region of memory[14]. This connection means that read operations performed on the mapped memory region directly correspond to reading the file and vice versa, enhancing efficiency by reducing the overhead as the necessity for context switches (compared to i.e. the <text:span text:style-name="Source_Text">read</text:span> or <text:span text:style-name="Source_Text">write</text:span> system calls) diminishes.</text:p>
      <text:p text:style-name="Text_20_body">The key advantage that <text:span text:style-name="Source_Text">mmap</text:span> provides is the capacity to facilitate zero-copy operations. In practical terms, this signifies data can be accessed directly as if it were positioned in memory, eliminating the need to copy it from the disk first. This direct memory access saves time and reduces processing requirements, offering substantial performance improvements.</text:p>
      <text:p text:style-name="Text_20_body"><text:span text:style-name="Source_Text">mmap</text:span> is also proficient in sharing memory between processes without having to pass through the kernel with system calls[4]. With this feature, <text:span text:style-name="Source_Text">mmap</text:span> can create shared memory spaces where multiple processes can read and write, enhancing interprocess communication and data transfer efficiency.</text:p>
      <text:p text:style-name="Text_20_body">The potential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text:p>
      <text:h text:style-name="Heading_20_2" text:outline-level="2"><text:bookmark-start text:name="inotify"/><text:span text:style-name="Source_Text">inotify</text:span><text:bookmark-end text:name="inotify"/></text:h>
      <text:p text:style-name="First_20_paragraph">The <text:span text:style-name="Source_Text">inotify</text:span> is an event-driven notification system of the Linux kernel, designed to monitor the file system for different events, such as modifications and accesses, among others[15]. Its particularly useful because it can be configured to watch only write operations on certain files, i.e. only <text:span text:style-name="Source_Text">write</text:span> operations. This level of control can offer considerable benefits in cases where there is a need to focus system resources on certain file system events, and not on others.</text:p>
      <text:p text:style-name="Text_20_body">Naturally, <text:span text:style-name="Source_Text">inotify</text:span> comes with some recognizable advantages. Significantly, it diminishes overhead and resource use when compared to polling strategies. Polling is an operation-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its efficiency and flexibility, <text:span text:style-name="Source_Text">inotify</text:span> has found its utilization across many applications, especially in file synchronization services. In this usecase, the ability to instantly notify the system of file changes aids in instant synchronization of files, demonstrating how critical its role can be in real-time or near real-time systems that are dependent on keeping data up-to-date.</text:p>
      <text:p text:style-name="Text_20_body">However, as is the case with many system calls, there is a limit to its scalability. <text:span text:style-name="Source_Text">inotify</text:span> is constrained by a limit on how many watches can be established. This limitation can pose challenges in intricate systems where there is a high quantity of files or directories to watch for, and might warrant additional management or fallback to heavier polling mechanisms for some parts of the system.</text:p>
      <text:h text:style-name="Heading_20_2" text:outline-level="2"><text:bookmark-start text:name="linux-kernel-caching"/>Linux Kernel Caching<text:bookmark-end text:name="linux-kernel-caching"/></text:h>
      <text:p text:style-name="First_20_paragraph">Caching is a key feature of the Linux kernel that work to boost efficiency and performance. Within this framework, there are two broad categories: disk caching and file caching.</text:p>
      <text:p text:style-name="Text_20_body">Disk caching in Linux is a strategic method that temporarily stores frequently accessed data in RAM. It is implemented through the page cache subsystem, and operates under the assumption that data situated near data that has already been accessed will be needed soon. By retaining data close to the CPU where it may be swiftly accessed without costly disk reads can greatly reduce overall access time. The data within the cache is also managed using the LRU algorithm, which prunes the least recently used items first when space is needed.</text:p>
      <text:p text:style-name="Text_20_body">Linux also caches file system metadata in specialized structures known as the <text:span text:style-name="Source_Text">dentry</text:span> and <text:span text:style-name="Source_Text">inode</text:span> caches. This metadata encompasses varied information such as file names, attributes, and locations. The key benefit of this is that it expedites the resolution of path names and file attributes, such as tracking when files were last changed for polling. Notably, file read/write operations are also channeled through the disk cache, further illustrating the intricate interconnectedness of disk and file caching mechanisms in the Linux Kernel.</text:p>
      <text:p text:style-name="Text_20_body">While such caching mechanisms can improve performance, they also introduce complexities. One such complexity involves maintaining data consistency between the disk and cache through the process known as writebacks; aggressive writebacks, where data is copied back to disk frequently, can lead to reduced performance, while excessive delays may risk data loss if the system crashes before data has been saved.</text:p>
      <text:p text:style-name="Text_20_body">Another complexity arises from the necessity to release cached data under memory pressure, known as cache eviction. This requires sophisticated algorithms, such as LRU, to ensure effective utilization of available cache space[3]. Prioritizing what to keep in cache when memory pressure builds does directly impact the overall system performance.</text:p>
      <text:h text:style-name="Heading_20_2" text:outline-level="2"><text:bookmark-start text:name="tcp-udp-and-quic"/>TCP, UDP and QUIC<text:bookmark-end text:name="tcp-udp-and-quic"/></text:h>
      <text:p text:style-name="First_20_paragraph">TCP (Transmission Control Protocol), UDP (User Datagram Protocol), and QUIC (Quick UDP Internet Connections) are three key communication protocols utilized in the internet today.</text:p>
      <text:p text:style-name="Text_20_body">TCP has long been the reliable backbone for internet communication due to its connection-oriented nature [16]. It ensures the guaranteed delivery of data packets and their correct order, rendering it a highly dependable means for data transmission. Significantly, TCP incorporates error checking, allowing the detection and subsequent retransmission of lost packets. TCP also includes a congestion control mechanism to manage data transmission seamlessly during high traffic. Due to to these features and it’s long legacy, TCP is widely used to power the majority of the web where reliable, ordered, and error-checked data transmission is required.</text:p>
      <text:p text:style-name="Text_20_body">UDP is a connectionless protocol that does not make the same guarantees about the reliability or ordered delivery of data packets [17]. This lends UDP a speed advantage over TCP, resulting in less communication overhead. Although it lacks TCP’s robustness in handling errors and maintaining data order, UDP finds use in applications where speed and latency take precedence over reliability. This includes online gaming, video calls, and other real-time communication modes where quick data transmission is crucial even if temporary packet loss occurs.</text:p>
      <text:p text:style-name="Text_20_body">QUIC, a modern UDP-base transport layer protocol, was originally created by Google and standardized by the IETF in 2021[18]. It aspires to combine the best qualities of TCP and UDP [19]. Unlike raw UDP, QUIC ensures the reliability of data transmission and guarantees the ordered delivery of data packets similarly to TCP, while intending to keep UDP’s speed advantages. One of QUIC’s standout features is its ability to reduce connection establishment times, which effectively lowers initial latency. It achieves this by merging the typically separate connection and security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smoother and more efficient transmission, a feature which is especially important for applications with lots of concurrent transmissions.</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aiming to transfer only those parts of the file that have undergone changes instead of the entire file in order to reduce network and I/O overhead. Perhaps the most recognized tool employing this method of synchronization is <text:span text:style-name="Source_Text">rsync</text:span>, an open-source data synchronization utility in Unix-like operating systems[20].</text:p>
      <text:p text:style-name="Text_20_body">TODO: Add sequence diagram of the delta sync protocol from https://blog.acolyer.org/2018/03/02/towards-web-based-delta-synchronization-for-cloud-storage-systems/</text:p>
      <text:p text:style-name="Text_20_body">While there are many applications of such an algorithm, it typically starts on file block division, dissecting the file on the destination side into fixed-size blocks. For each of these blocks, a quick albeit weak checksum calculation is perform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transformed since the last synchronization.</text:p>
      <text:p text:style-name="Text_20_body">Once the altered blocks are identified, the source proceeds to send the offset of each block alongside the data of the changed block to the destination. Upon receiving a block, the destination writes it to the specific offset in the file. This process results in the reconstruction of the file in accordance with the modifications undertaken at the source, after which the next synchronization cycle can start.</text:p>
      <text:h text:style-name="Heading_20_2" text:outline-level="2"><text:bookmark-start text:name="file-systems-in-userspace-fuse"/>File Systems In Userspace (FUSE)<text:bookmark-end text:name="file-systems-in-userspace-fuse"/></text:h>
      <text:p text:style-name="First_20_paragraph">File Systems in Userspace (FUSE) is a software interface that enables the creation of custom file systems in the user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it can also be found on macOS and FreeBSD. In FUSE, a userspace program registers itself with the FUSE kernel module and provides callbacks for the file system operations. A simple read-only FUSE can for example implement the following callbacks:</text:p>
      <text:p text:style-name="Text_20_body">The <text:span text:style-name="Source_Text">getattr</text:span> function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he <text:span text:style-name="Source_Text">readdir</text:span> functio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he <text:span text:style-name="Source_Text">open</text:span> functio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1].</text:p>
      <text:p text:style-name="Text_20_body">When a user then performs a file system operation on a mounted FUSE file system, the kernel module sends a request for executing that operation to the userspace program. This is followed by the userspace program returning a response, which the FUSE kernel module conveys back to the user. As such, FUSE circumvents the complexity of coding the file system implementation directly in the kernel. This approach enhances safety, preventing entire kernel crashes due to errors within the implementation being limited to user instead of kernel space.</text:p>
      <text:p text:style-name="Text_20_body">TODO: Add graphic from https://en.wikipedia.org/wiki/Filesystem_in_Userspace#/media/File:FUSE_structure.svg</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space that occurs during its operation[22].</text:p>
      <text:p text:style-name="Text_20_body">Today, FUSE is widely utilized to mount high-level external services as file systems. For instance, it can be used to mount remote AWS S3 buckets with <text:span text:style-name="Source_Text">s3fs</text:span>[23] or to mount a remote system’s disk via Secure Shell (SSH) with SSHFS [24].</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potentially deployable over Wide Area Networks (WAN), it is primarily designed for Local Area Networks (LAN) or localhost usage. The protocol is divided into two phases: the handshake and the transmission[25].</text:p>
      <text:p text:style-name="Text_20_body">TODO: Add sequence diagram of the NBD protocol</text:p>
      <text:p text:style-name="Text_20_body">The NBD protocol involves multiple participants, notably one or several clients, a server, and the concept of an export. It starts with a client establishing a connection with the server. The server reciprocates by delivering a greeting message highlighting various server flags. The client responds by transmitting its own flags along with the name of an export to use; a single NBD server can expose multiple device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for instance read, write or flush. These commands might also contain data such as a chunk for writing, offsets, and lengths among other elements. Replies may contain error messages, success status, or data contingent on the reply type.</text:p>
      <text:p text:style-name="Text_20_body">While powerful in many regards, NBD has some limitations. Its maximum message size is capped at 32 MB[26], and the maximum block or chunk size supported by the Kernel’s NBD client is a mere 4KB[27]. Thus, it might not be the most optimal protocol for WAN usage, especially in scenarios with high latency.</text:p>
      <text:p text:style-name="Text_20_body">NBD, being a protocol with a long legacy, comes with its own set of operational quirks such as multiple different handshake versions and legacy features. As a result, it is advisable to only implement the latest recommended versions and the foundational feature set when considering it NBD for a narrow use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cases like memory synchronization, given that it operates on a block level, where such features are not needed or implemented at a higher layer.</text:p>
      <text:h text:style-name="Heading_20_2" text:outline-level="2"><text:bookmark-start text:name="virtual-machine-live-migration"/>Virtual Machine Live Migration<text:bookmark-end text:name="virtual-machine-live-migration"/></text:h>
      <text:p text:style-name="First_20_paragraph">Virtual machine live migration involves the shifting of a virtual machine, its state, and its connected devices from one host to another, with the objective to minimize disrupted service by minimizing downtime during data transfer processes.</text:p>
      <text:p text:style-name="Text_20_body">Algorithms that intent to implement this use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an application or another data state is being updated.</text:p>
      <text:p text:style-name="Text_20_body">In the case of a VM, the pre-copy migration procedure starts with transfering the initial state of VM’s memory to the destination host. During this operation, if modifications occur to any chunks of data, they are flagged as “dirty”. These modified or “dirty” chunks of data are then transferred to the destination until only a small number remain - an amount small enough to stay within the allowable maximum downtime criteria.</text:p>
      <text:p text:style-name="Text_20_body">Following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fairly robust, especially in instances where there might be network disruption during synchronization. This is because of fact that, at any given point during migration, the VM is readily available in full either at the source or the destination. A limitation to the approach however is that, if the VM or application alters too many chunks on the source during migration, it may not be possible to meet the maximum acceptable downtime criteria. Maximum permissible downtime is also inherently restricted by the available round-trip time (RTT)[28].</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opts for another strategy: it immediately suspends the VM operation on the source and resumes it on the destination – all with only a minimal subset of the VM’s data.</text:p>
      <text:p text:style-name="Text_20_body">During this resumed operation, whenever the VM attempts to access a chunk of data not initially transferred during the move, a page fault arises. A page fault, in this context, is a type of interrupt generated when the VM tries to read or write a chunk that is not currently present on the destination. This triggers the system to retrieve the missing chunk from the source host, enabling the VM to continue its operations[28].</text:p>
      <text:p text:style-name="Text_20_body">The main advantage of post-copy migration centers around the fact that it eliminates the necessity of re-transmitting chunks of “dirty” or changed data before hitting the maximum tolerable downtime. This process can thus decrease the necessary downtime and also reduces the amount of network traffic between source and destination.</text:p>
      <text:p text:style-name="Text_20_body">However, this approach is also not without its drawbacks. Post-copy migration could potentially lead to extended migration times, as a consequence of its “fetch-on-demand” model for retrieving chunks. This model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migration.</text:p>
      <text:h text:style-name="Heading_20_3" text:outline-level="3"><text:bookmark-start text:name="workload-analysis"/>Workload Analysis<text:bookmark-end text:name="workload-analysis"/></text:h>
      <text:p text:style-name="First_20_paragraph">Recent studies have explored different strategies to determine the most suitable timing for virtual machine migration. Even though these mostly focus on virtual machines, the methodologies proposed could be adapted for use with various other applications or migration circumstances, too.</text:p>
      <text:p text:style-name="Text_20_body">One method[29] proposed identifies cyclical workload patterns of VMs and leverages this knowledge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that results in numerous changes to VM memory.</text:p>
      <text:p text:style-name="Text_20_body">When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popular alternative method which usually involves waiting for a significant amount of unchanged chunks to synchronize first, the proposed pattern recognition-based approach potentially offers substantial improvements. The study found that this method yielded an enhancement of up to 74% in terms of live migration time/downtime and a 43% reduction concerning the volume of data transferred over the network.</text:p>
      <text:h text:style-name="Heading_20_2" text:outline-level="2"><text:bookmark-start text:name="streams-and-pipelines"/>Streams and Pipelines<text:bookmark-end text:name="streams-and-pipelines"/></text:h>
      <text:p text:style-name="First_20_paragraph">Streams and pipelines are fundamental constructs in computer science, enabling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impactful for scenarios involving long-running processes where data is streamed over extended periods of time[30].</text:p>
      <text:p text:style-name="Text_20_body">Pipelines comprise a series of data processing stages, wherein the output of one stage directly serves as the input to the next. It’s this chain of processing stages that forms a “pipeline”. Often, these stages can run concurrently; this parallel execution can result in a significant performance improvement due to a higher degree of concurrency.</text:p>
      <text:p text:style-name="Text_20_body">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 for instance, the results from a <text:span text:style-name="Source_Text">curl</text:span> command fetching data from an API could be piped into the <text:span text:style-name="Source_Text">jq</text:span> tool for JSON manipulation[31].</text:p>
      <text:h text:style-name="Heading_20_2" text:outline-level="2"><text:bookmark-start text:name="grpc"/>gRPC<text:bookmark-end text:name="grpc"/></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exploit features of HTTP/2 such as header compression, which minimizes bandwidth usage, and request multiplexing, enabling multiple requests to be sent concurrently over a single connection. In addition to HTTP/2, gRPC utilizes Protocol Buffers (protobuf)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text:p>
      <text:p text:style-name="Text_20_body">What distinguishes gRPC is its pluggable structure that allows for added functionalities such as load balancing, tracing, health checking, and authentication, which make it a comprehensive solution for developing distributed systems[32].</text:p>
      <text:h text:style-name="Heading_20_2" text:outline-level="2"><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33].</text:p>
      <text:p text:style-name="Text_20_body">One of the primary reasons for Redis’s speed is its reliance on in-memory data storage rather than on disk, enabling very low-latency reads and writes. While the primary use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34].</text:p>
      <text:h text:style-name="Heading_20_2" text:outline-level="2"><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S3’s design allows for global distribution, which means the data can be stored across multiple geographically diverse servers. This permits fast access times from virtually any location on the globe, crucial for globally distributed services or applications with users spread across different continents.</text:p>
      <text:p text:style-name="Text_20_body">S3 offers a variety of storage classes for to different needs, i.e. for whether the requirement is for frequent data access, infrequent data retrieval, or long-term archival. This ensures that it can meet a wide array of demands through the same API. S3 also comes equipped with comprehensive security features, including authentication and authorization mechanisms.</text:p>
      <text:p text:style-name="Text_20_body">Communication with S3 is done through a HTTP API. Users and applications can interact with the stored data - including files and folders - via this API.[35].</text:p>
      <text:p text:style-name="Text_20_body">Minio is an open-source storage server that is compatible Amazon S3’s API. Due to it being written in the Go programming language, Minio is very lightweight and even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A critical distinction of Minio is its suitability for on-premises hosting, making it a good fit for organizations with specific security regulations, those preferring to maintain direct control over their data and developers prefering to work on the local system. It also supports horizontal scalability, designed to distribute large quantities of data across multiple nodes, meaning that it can be used in large-scale deployments similarly to AWS S3[36].</text:p>
      <text:h text:style-name="Heading_20_2" text:outline-level="2"><text:bookmark-start text:name="cassandra-and-scyllladb"/>Cassandra and ScylllaDB<text:bookmark-end text:name="cassandra-and-scyllladb"/></text:h>
      <text:p text:style-name="First_20_paragraph">Apache Cassandra is a wide-column NoSQL database tailored for large-scale, distributed data management tasks. It blends the distributed nature of Amazon’s Dynamo model with the structure of Google’s Bigtable model, leading to a highly available database system. It is known for its scalability, designed to handle vast amounts of data spread across numerous servers. Unique to Cassandra is the absence of a single point of failure, thus ensuring continuous availability and robustness, which is critical for systems requiring high uptime.</text:p>
      <text:p text:style-name="Text_20_body">Cassandra’s consistency model is tunable according to needs, ranging from eventual to strong consistency. It distinguishes itself by not employing master nodes due to its usage of a peer-to-peer protocol and a distributed hash ring design. These design choices eradicate the bottleneck and failure risks associated with master nodes[37].</text:p>
      <text:p text:style-name="Text_20_body">Despite these robust capabilities, Cassandra does come with certain limitations. Under heavy load, it experiences high latency that can negatively affect system performance. Besides this, it also demands complex configuration and fine-tuning to peform optimally.</text:p>
      <text:p text:style-name="Text_20_body">In response to the perceived shortcomings of Cassandra, ScyllaDB was launch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Text_20_body">ScyllaDB was particularly engineered to address one shortcoming of Cassandra - issues around latency, specifically the 99th percentile latency that impacts system reliability and predictability. ScyllaDB’s design improvements and performance gains over Cassandra have been endorsed by various benchmarking studies[38].</text:p>
      <text:p text:style-name="Text_20_body">TODO: Add graph of the Cassandra vs. ScyllaDB benchmark from the benchmarking study</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allows the implementation of a post-copy migration scenario. In this setup, a memory region is created on the destination host. When the migrated application starts to read from this remote region after it was resumed, it triggers a page fault, which we want to resolve by fetching the relevant offset from the remote.</text:p>
      <text:p text:style-name="Text_20_body">Typically, page faults are resolved by the kernel. While this makes sense for use cases where they can be resolved by loading a local ressource into memory, here we want to handle the page faults using a user space program instead. Traditionally, this was possible by registering a signal handler for the <text:span text:style-name="Source_Text">SIGSEGV</text:span> handler, and then responding to fault from the program. This however is a fairly complicated and inefficient process. Instead, we can now use the <text:span text:style-name="Source_Text">userfaultfd</text:span> system to register a page fault handler directly without having to go through a signal first.</text:p>
      <text:p text:style-name="Text_20_body">With <text:span text:style-name="Source_Text">userfaultfd</text:span>, we first register the memory region that we want to handle page faults in and start a handler in user space tha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we used a region registered with <text:span text:style-name="Source_Text">userfaultfd</text:span> before to store the state or application that is being migrated, we can use this region to do the same. Because the region is linked to a file, when writes happen to the region, they will also be written to the corresponding file. If we’re able to detect these writes and copy the changes to the destination host, we can use this setup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n <text:span text:style-name="Source_Text">mmap</text:span>ed region in order to speed up reads/writes. As a workaround, we can use the <text:span text:style-name="Source_Text">msync</text:span> syscall,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s are not emitted. Instead of using <text:span text:style-name="Source_Text">inotify</text:span> or a similar event-based system to track changes, we can instead use a polling system. This has drawbacks - namely latency and computation load - that were attempted to be worked around in the following implementation, but are inherent to this approach.</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we can use <text:span text:style-name="Source_Text">mmap</text:span> to map the migrated resource’s memory region to a file. Instead of storing this file on the system’s default filesystem however, a custom file system is implemented, which allows dropping the expensive polling system. Since a custom file system allows us to catch reads (for a post-copy migration scenario, were reads would be responded to by fetching from the remote), writes (for a pre-copy scenario, where writes would be forwarded to the destination) and other operations by the kernel, we no longer need to use <text:span text:style-name="Source_Text">inotify</text:span>.</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we can use the FUSE API.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for example NBD.</text:p>
      <text:p text:style-name="Text_20_body">By providing a NBD device through the kernel’s NBD client, we can connect the device to a remote NBD server, which in turn hosts the migratabl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i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case of memory synchronization, not all of the features provided by a full file system are b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migratable ressource’s memory region, similar to the prior approaches, but differs from mounts with NBD in a few significant ways.</text:p>
      <text:p text:style-name="Text_20_body">Usually, the NBD server and client don’t run on the same system, but are instead separated over a network. This network commonly is LAN, and the NBD protocol was designed to access a remote hard drive in this network. As a result of the protocol being designed for this low-latency, high-throughput type of network, there are a few limitations of the NBD protocol when it is being used in a WAN that can not guarantee the same.</text:p>
      <text:p text:style-name="Text_20_body">While most wire security issues with the protocol can be worked around by simply using TLS, the big issue of it’s latency sensitivity remains. Usually, individual blocks would only be fetched as they are being accessed, resulting in a ready latency per block that is at least the RTT. In order to work around this issue, instead of directly connecting a NBD client to a remote NBD server, a layer of indirection (called “Mount”) is created. This component consists of both a client and a server, both of which are running on the local system instead of being split into a separate remote and local component.</text:p>
      <text:p text:style-name="Text_20_body">By combining the NBD server and client into this reusabable uit, we can connect the server to a new backend component with a protocol which is better suited for WAN usage than NBD. This also allows the implementation of smart, asynchronous background push/pull strategies instead of simpliy directly writing to/from the network (called “Managed Mounts”). The simplest form of the mount API is the direct mount API; it simply swaps out NBD for a transport-independent RPC framework, but does not do additional optimizations. It has two simple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p text:style-name="Text_20_body">TODO: Add protocol sequence diagram TODO: Add state machine diagram</text:p>
      <text:h text:style-name="Heading_20_3" text:outline-level="3"><text:bookmark-start text:name="chunking"/>Chunking<text:bookmark-end text:name="chunking"/></text:h>
      <text:p text:style-name="First_20_paragraph">And additional issue that was mentioned before that this approach can approve upon is better chunking support. While it is possible to specify the NBD protocol’s chunk size by configuring the NBD client and server, this is limited to only 4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best if chunks are multiple MBs instead KBs.</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 i.e. if it is a remote file - it might still make sense to limit the maximum supported message size between the NBD server and the backend, simply to prevent DoS attacks that would require the backend to allocate large chunks of memory, were such a limit provided by a chunking system not in place.</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equential locality, a pull priority heuristic was introduced; this is used to determine the order in which chunks should be pulled. Many applications and other migratable resources commonly access certain parts of their memory first, so if a ressources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ly intended for efficiently reading from a remote resource and synching back changes eventually, rather than migrating a resource between two hosts. For the migration use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is migration API again tracks changes to the memory of the migratable resource using NBD. As mentioned before however, the managed mount API is not optimized for the migration usecase, but rather for efficiently accessing a remote resource. For live migration, one metric is very important: maximum acceptable downtime. This refers to the time that a application, VM etc. must be suspended or otherwise prevented from writing to or reading from the resource that is being synchronized; the higher this value is, the more notic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ficant problem for the migration scenario, as the app that is writing to the source device would need to be suspended before the transfer could even begin, as starting the destination node would already violate the single-reader, single-writer constraint of the mount API.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migrabtable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Once it has received a satisfactory level of locally available chunks, it asks the seeder to finalize. This then causes the seeder to suspend the app accessing the memory region on it’s block device, <text:span text:style-name="Source_Text">msync</text:span>/flushes the it, and returns a list of chunks that were changed between the point where it started tracking and the flush has occured. Upon receiving this list, the leecher marks these chunks are remotes, immediately resumes the application (which is now accessing the leecher’s block device), and queues the dirty chunks to be pulled in the background.</text:p>
      <text:p text:style-name="Text_20_body">TODO: Add protocol sequence diagram TODO: Add state machine diagram</text:p>
      <text:p text:style-name="Text_20_body">By splitting the migration into these two distinct phases, the overhead of having to start the deivce can be skipped and additional app initialization that doesn’t depend on the app’s state (i.e. memory allocation, connecting to databases, loading models etc.) can be performed before the application needs to be suspended. This combines both the pre-copy algorithm (by pulling the chunks from the seeder ahead of time) and the post-copy algorithm (by resolving dirtyc chunsk from the seeder after the VM has been migrated) into one coherent protocol. As will be discussed further in the results section,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it tracking and finalizing.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While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we can know when a process wants to access a specific offset of memory that is not yet available. As mentioned before, we can use this event to then fetch this chunk of memory from the remote, mapping it to the offset on which the page fault occured, thus effectively only fetching data when it is required. Instead of registering signal handlers, we can use the <text:span text:style-name="Source_Text">userfaultfd</text:span> system introduced with Linux 4.3[39] to handle these faults in userspace in a more idiomatic way.</text:p>
      <text:p text:style-name="Text_20_body">In the Go implementation created for this thesis, <text:span text:style-name="Source_Text">userfaultfd-go</text:span>,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Allocating the region</text:p>
      <text:p text:style-name="P24">l := int(math.Ceil(float64(length)/float64(pagesize)) * float64(pagesize))</text:p>
      <text:p text:style-name="P25">b, err := syscall.Mmap(</text:p>
      <text:p text:style-name="P26"><text:s text:c="4"/>-1,</text:p>
      <text:p text:style-name="P27"><text:s text:c="4"/>0,</text:p>
      <text:p text:style-name="P28"><text:s text:c="4"/>l,</text:p>
      <text:p text:style-name="P29"><text:s text:c="4"/>syscall.PROT_READ|syscall.PROT_WRITE,</text:p>
      <text:p text:style-name="P30"><text:s text:c="4"/>syscall.MAP_PRIVATE|syscall.MAP_ANONYMOUS,</text:p>
      <text:p text:style-name="P31">)</text:p>
      <text:p text:style-name="P32">// ...</text:p>
      <text:p text:style-name="P33"/>
      <text:p text:style-name="P34">// Registering the region</text:p>
      <text:p text:style-name="P35">uffdioRegister := constants.NewUffdioRegister(</text:p>
      <text:p text:style-name="P36"><text:s text:c="4"/>constants.CULong(start),</text:p>
      <text:p text:style-name="P37"><text:s text:c="4"/>constants.CULong(l),</text:p>
      <text:p text:style-name="P38"><text:s text:c="4"/>constants.UFFDIO_REGISTER_MODE_MISSING,</text:p>
      <text:p text:style-name="P39">)</text:p>
      <text:p text:style-name="P40">// ...</text:p>
      <text:p text:style-name="P41"/>
      <text:p text:style-name="P42">syscall.Syscall(</text:p>
      <text:p text:style-name="P43"><text:s text:c="2"/>syscall.SYS_IOCTL,</text:p>
      <text:p text:style-name="P44"><text:s text:c="2"/>uffd,</text:p>
      <text:p text:style-name="P45"><text:s text:c="2"/>constants.UFFDIO_REGISTER,</text:p>
      <text:p text:style-name="P46"><text:s text:c="2"/>uintptr(unsafe.Pointer(&amp;uffdioRegister))</text:p>
      <text:p text:style-name="P47">)</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text:p>
      <text:p text:style-name="P48">syscall.Sendmsg(int(f.Fd()), nil, syscall.UnixRights(b...), nil, 0)</text:p>
      <text:p text:style-name="First_20_paragraph">Where it can then be received by the handler:</text:p>
      <text:p text:style-name="P49">buf := make([]byte, syscall.CmsgSpace(num*4)) // See https://github.com/ftrvxmtrx/fd/blob/master/fd.go#L51</text:p>
      <text:p text:style-name="P50">syscall.Recvmsg(int(f.Fd()), nil, buf, 0)</text:p>
      <text:p text:style-name="P51">// ..</text:p>
      <text:p text:style-name="P52">msgs, err := syscall.ParseSocketControlMessage(buf)</text:p>
      <text:p text:style-name="First_20_paragraph">The handler itself receives the address that has triggered the page fault by polling the transferred file descriptor, which is then responded to by fetching the relevant chunk from a provided reader and sending it to the faulting memory region over the same socket:</text:p>
      <text:p text:style-name="P53">// Receiving the fage fault address</text:p>
      <text:p text:style-name="P54">unix.Poll(</text:p>
      <text:p text:style-name="P55"><text:s text:c="4"/>[]unix.PollFd{{</text:p>
      <text:p text:style-name="P56"><text:s text:c="8"/>Fd: <text:s text:c="4"/>int32(uffd),</text:p>
      <text:p text:style-name="P57"><text:s text:c="8"/>Events: unix.POLLIN,</text:p>
      <text:p text:style-name="P58"><text:s text:c="4"/>}},</text:p>
      <text:p text:style-name="P59"><text:s text:c="4"/>-1,</text:p>
      <text:p text:style-name="P60">)</text:p>
      <text:p text:style-name="P61">// ...</text:p>
      <text:p text:style-name="P62">pagefault := (*(*constants.UffdPagefault)(unsafe.Pointer(&amp;arg[0])))</text:p>
      <text:p text:style-name="P63">addr := constants.GetPagefaultAddress(&amp;pagefault)</text:p>
      <text:p text:style-name="P64"/>
      <text:p text:style-name="P65">// Fetching the missing chunk from the provided backend</text:p>
      <text:p text:style-name="P66">p := make([]byte, pagesize)</text:p>
      <text:p text:style-name="P67">n, err := src.ReadAt(p, int64(uintptr(addr)-start))</text:p>
      <text:p text:style-name="P68"/>
      <text:p text:style-name="P69">// Sending the missing chunk to the faulting memory region's `userfaultfd` API:</text:p>
      <text:p text:style-name="P70">cpy := constants.NewUffdioCopy(</text:p>
      <text:p text:style-name="P71"><text:s text:c="4"/>p,</text:p>
      <text:p text:style-name="P72"><text:s text:c="4"/>addr&amp;^constants.CULong(pagesize-1),</text:p>
      <text:p text:style-name="P73"><text:s text:c="4"/>constants.CULong(pagesize),</text:p>
      <text:p text:style-name="P74"><text:s text:c="4"/>0,</text:p>
      <text:p text:style-name="P75"><text:s text:c="4"/>0,</text:p>
      <text:p text:style-name="P76">)</text:p>
      <text:p text:style-name="P77"/>
      <text:p text:style-name="P78">syscall.Syscall(</text:p>
      <text:p text:style-name="P79"><text:s text:c="4"/>syscall.SYS_IOCTL,</text:p>
      <text:p text:style-name="P80"><text:s text:c="4"/>uintptr(uffd),</text:p>
      <text:p text:style-name="P81"><text:s text:c="4"/>constants.UFFDIO_COPY,</text:p>
      <text:p text:style-name="P82"><text:s text:c="4"/>uintptr(unsafe.Pointer(&amp;cpy)),</text:p>
      <text:p text:style-name="P83">)</text:p>
      <text:p text:style-name="First_20_paragraph">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KB. By having this simple backend interface, and thus only requiring read-only access, it is possible to implement the migration backend in many different ways. A simple backend can for example return a pattern to the memory region:</text:p>
      <text:p text:style-name="P84">func (a abcReader) ReadAt(p []byte, off int64) (n int, err error) {</text:p>
      <text:p text:style-name="P85"><text:s text:c="4"/>n = copy(p, bytes.Repeat([]byte{'A' + byte(off%20)}, len(p)))</text:p>
      <text:p text:style-name="P86"/>
      <text:p text:style-name="P87"><text:s text:c="4"/>return n, nil</text:p>
      <text:p text:style-name="P88">}</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89">f, err := os.OpenFile(*file, os.O_RDONLY, os.ModePerm)</text:p>
      <text:p text:style-name="P90">// ...</text:p>
      <text:p text:style-name="P91"/>
      <text:p text:style-name="P92">b, uffd, start, err := mapper.Register(int(s.Size()))</text:p>
      <text:p text:style-name="P93"/>
      <text:p text:style-name="P94">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95">mc, err := minio.New(*s3Endpoint, /* ... */)</text:p>
      <text:p text:style-name="P96"/>
      <text:p text:style-name="P97">f, err := mc.GetObject(ctx, *s3BucketName, *s3ObjectName, minio.GetObjectOptions{})</text:p>
      <text:p text:style-name="P98">// ...</text:p>
      <text:p text:style-name="P99"/>
      <text:p text:style-name="P100">b, uffd, start, err := mapper.Register(int(s.Size()))</text:p>
      <text:p text:style-name="P101"/>
      <text:p text:style-name="P102">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s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case, since reading from the backing file without flushing first would result in the synchronization of potentially stale data, and is different to how traditional file synchronization can handle this use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ously hashing the file to check if it has changed. Hashing continously with this pollig method can have significant downsides, especially in a migration scenario, where it raises the guaranteed minimum latency by having to wait for at least the next polling cycle. Hashing the entire file is also a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we can instead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p text:style-name="Text_20_body">TODO: Add sequence diagram for the protocol</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103">case "src-control":</text:p>
      <text:p text:style-name="P104"><text:s text:c="2"/>// Decoding the file name</text:p>
      <text:p text:style-name="P105"><text:s text:c="4"/>file := ""</text:p>
      <text:p text:style-name="P106"><text:s text:c="4"/>utils.DecodeJSONFixedLength(conn, &amp;file)</text:p>
      <text:p text:style-name="P107"><text:s text:c="2"/>// ...</text:p>
      <text:p text:style-name="P108"/>
      <text:p text:style-name="P109"><text:s text:c="4"/>syncerSrcControlConns[file] = conn</text:p>
      <text:p text:style-name="P110"/>
      <text:p text:style-name="P111"><text:s text:c="4"/>syncerSrcControlConnsBroadcaster.Broadcast(file)</text:p>
      <text:p text:style-name="P112"><text:s text:c="2"/>// ...</text:p>
      <text:p text:style-name="P113">case "dst-control":</text:p>
      <text:p text:style-name="P114"><text:s text:c="4"/>var wg sync.WaitGroup</text:p>
      <text:p text:style-name="P115"><text:s text:c="4"/>wg.Add(1)</text:p>
      <text:p text:style-name="P116"/>
      <text:p text:style-name="P117"><text:s text:c="4"/>go func() {</text:p>
      <text:p text:style-name="P118"><text:s text:c="4"/>// Subscription to send all future file names</text:p>
      <text:p text:style-name="P119"><text:s text:c="8"/>l := syncerSrcControlConnsBroadcaster.Listener(0)</text:p>
      <text:p text:style-name="P120"/>
      <text:p text:style-name="P121"><text:s text:c="8"/>for file := range l.Ch() {</text:p>
      <text:p text:style-name="P122"><text:s text:c="12"/>utils.EncodeJSONFixedLength(conn, file)</text:p>
      <text:p text:style-name="P123"><text:s text:c="6"/>// ...</text:p>
      <text:p text:style-name="P124"><text:s text:c="8"/>}</text:p>
      <text:p text:style-name="P125"><text:s text:c="4"/>}()</text:p>
      <text:p text:style-name="P126"/>
      <text:p text:style-name="P127"><text:s text:c="2"/>// Sending the previously known file names</text:p>
      <text:p text:style-name="P128"><text:s text:c="4"/>for file := range syncerSrcControlConns {</text:p>
      <text:p text:style-name="P129"><text:s text:c="8"/>utils.EncodeJSONFixedLength(conn, file)</text:p>
      <text:p text:style-name="P130"><text:s text:c="4"/>// ...</text:p>
      <text:p text:style-name="P131"><text:s text:c="4"/>}</text:p>
      <text:p text:style-name="P132"/>
      <text:p text:style-name="P133"><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p text:style-name="P134">case "dst":</text:p>
      <text:p text:style-name="P135"><text:s text:c="2"/>// Decoding the file name</text:p>
      <text:p text:style-name="P136"><text:s text:c="2"/>file := ""</text:p>
      <text:p text:style-name="P137"><text:s text:c="2"/>utils.DecodeJSONFixedLength(conn, &amp;file)</text:p>
      <text:p text:style-name="P138"/>
      <text:p text:style-name="P139"><text:s text:c="2"/>// Finding the `src-control` peer</text:p>
      <text:p text:style-name="P140"><text:s text:c="2"/>controlConn, ok := syncerSrcControlConns[file]</text:p>
      <text:p text:style-name="P141"><text:s text:c="2"/>// ...</text:p>
      <text:p text:style-name="P142"/>
      <text:p text:style-name="P143"><text:s text:c="2"/>// Sending the ID and waiting for a data connection</text:p>
      <text:p text:style-name="P144"><text:s text:c="2"/>id := uuid.NewString()</text:p>
      <text:p text:style-name="P145"><text:s text:c="2"/>utils.EncodeJSONFixedLength(controlConn, id)</text:p>
      <text:p text:style-name="P146"/>
      <text:p text:style-name="P147"><text:s text:c="2"/>l := dataConnsBroadcaster.Listener(0)</text:p>
      <text:p text:style-name="P148"/>
      <text:p text:style-name="P149"><text:s text:c="2"/>var dataConn net.Conn</text:p>
      <text:p text:style-name="P150"><text:s text:c="2"/>for candidate := range l.Ch() {</text:p>
      <text:p text:style-name="P151"><text:s text:c="4"/>if candidate.id == id {</text:p>
      <text:p text:style-name="P152"><text:s text:c="8"/>dataConn = candidate.conn</text:p>
      <text:p text:style-name="P153"/>
      <text:p text:style-name="P154"><text:s text:c="8"/>l.Close()</text:p>
      <text:p text:style-name="P155"/>
      <text:p text:style-name="P156"><text:s text:c="8"/>break</text:p>
      <text:p text:style-name="P157"><text:s text:c="4"/>}</text:p>
      <text:p text:style-name="P158"><text:s text:c="2"/>}</text:p>
      <text:p text:style-name="P159"/>
      <text:p text:style-name="P160"><text:s text:c="2"/>// Copying data between both connections</text:p>
      <text:p text:style-name="P161"><text:s text:c="2"/>go func() {</text:p>
      <text:p text:style-name="P162"><text:s text:c="4"/>io.Copy(dataConn, conn)</text:p>
      <text:p text:style-name="P163"><text:s text:c="4"/>// ...</text:p>
      <text:p text:style-name="P164"><text:s text:c="2"/>}()</text:p>
      <text:p text:style-name="P165"/>
      <text:p text:style-name="P166"><text:s text:c="2"/>go func() {</text:p>
      <text:p text:style-name="P167"><text:s text:c="4"/>io.Copy(conn, dataConn)</text:p>
      <text:p text:style-name="P168"><text:s text:c="4"/>// ...</text:p>
      <text:p text:style-name="P169"><text:s text:c="2"/>}()</text:p>
      <text:p text:style-name="P170"/>
      <text:p text:style-name="P171">case "src-data":</text:p>
      <text:p text:style-name="P172"><text:s text:c="2"/>// Receiving the ID</text:p>
      <text:p text:style-name="P173"><text:s text:c="2"/>id := ""</text:p>
      <text:p text:style-name="P174"><text:s text:c="2"/>utils.DecodeJSONFixedLength(conn, &amp;id)</text:p>
      <text:p text:style-name="P175"/>
      <text:p text:style-name="P176"><text:s text:c="2"/>// Broadcasting the ID</text:p>
      <text:p text:style-name="P177"><text:s text:c="2"/>dataConnsBroadcaster.Broadcast(connWithID{id, conn})</text:p>
      <text:p text:style-name="P178"><text:s text:c="2"/>// ...</text:p>
      <text:h text:style-name="Heading_20_3" text:outline-level="3"><text:bookmark-start text:name="file-advertisement"/>File Advertisement<text:bookmark-end text:name="file-advertisement"/></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text:p>
      <text:p text:style-name="P179">// ...</text:p>
      <text:p text:style-name="P180">f, err := os.OpenFile(src, os.O_RDONLY, os.ModePerm)</text:p>
      <text:p text:style-name="P181"/>
      <text:p text:style-name="P182">utils.EncodeJSONFixedLength(dataConn, "src-data")</text:p>
      <text:p text:style-name="P183"/>
      <text:p text:style-name="P184">utils.EncodeJSONFixedLength(dataConn, id)</text:p>
      <text:p text:style-name="P185">// ...</text:p>
      <text:p text:style-name="First_20_paragraph">After this initial handshake is complete, the main synchronization loop is started, which initiates the file transmission to the <text:span text:style-name="Source_Text">dst</text:span> peer through the multiplexer hub. In order to allow for termination, it checks if the <text:span text:style-name="Source_Text">syncStopped</text:span> flag has been set by a context cancellation which case it returns:</text:p>
      <text:p text:style-name="P186">syncStopped := false</text:p>
      <text:p text:style-name="P187">go func() {</text:p>
      <text:p text:style-name="P188"><text:s text:c="4"/>&lt;-ctx.Done() // Context is supplied by the caller</text:p>
      <text:p text:style-name="P189"/>
      <text:p text:style-name="P190"><text:s text:c="4"/>syncStopped = true</text:p>
      <text:p text:style-name="P191">}()</text:p>
      <text:p text:style-name="First_20_paragraph">If this is not the case, it waits for the specified polling interval, after which it restarts the transmission:</text:p>
      <text:p text:style-name="P192">done := false</text:p>
      <text:p text:style-name="P193">for {</text:p>
      <text:p text:style-name="P194"><text:s text:c="4"/>if done {</text:p>
      <text:p text:style-name="P195"><text:s text:c="8"/>// ...</text:p>
      <text:p text:style-name="P196"><text:s text:c="8"/>return</text:p>
      <text:p text:style-name="P197"><text:s text:c="4"/>}</text:p>
      <text:p text:style-name="P198"/>
      <text:p text:style-name="P199"><text:s text:c="4"/>if syncStopped {</text:p>
      <text:p text:style-name="P200"><text:s text:c="4"/>// Finish the synchronization</text:p>
      <text:p text:style-name="P201"><text:s text:c="8"/>SendFile(parallel, f, src, blocksize, dataConn, verbose)</text:p>
      <text:p text:style-name="P202"><text:s text:c="4"/>// <text:s text:c="1"/>...</text:p>
      <text:p text:style-name="P203"><text:s text:c="8"/>done = true</text:p>
      <text:p text:style-name="P204"><text:s text:c="4"/>}</text:p>
      <text:p text:style-name="P205"/>
      <text:p text:style-name="P206"><text:s text:c="2"/>// Start the synchronization</text:p>
      <text:p text:style-name="P207"><text:s text:c="4"/>SendFile(parallel, f, src, blocksize, dataConn, verbose)</text:p>
      <text:p text:style-name="P208"/>
      <text:p text:style-name="P209"><text:s text:c="2"/>// Wait until the next polling cycle starts</text:p>
      <text:p text:style-name="P210"><text:s text:c="4"/>time.Sleep(pollDuration)</text:p>
      <text:p text:style-name="P211">}</text:p>
      <text:h text:style-name="Heading_20_3" text:outline-level="3"><text:bookmark-start text:name="file-receiver"/>File Receiver<text:bookmark-end text:name="file-receiver"/></text:h>
      <text:p text:style-name="First_20_paragraph">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text:p>
      <text:p text:style-name="P212">// Connection and registration</text:p>
      <text:p text:style-name="P213">syncerConn, err := d.DialContext(ctx, "tcp", syncerRaddr)</text:p>
      <text:p text:style-name="P214">// ...</text:p>
      <text:p text:style-name="P215">utils.EncodeJSONFixedLength(syncerConn, "dst-control")</text:p>
      <text:p text:style-name="P216"/>
      <text:p text:style-name="P217">for {</text:p>
      <text:p text:style-name="P218"><text:s text:c="2"/>file := ""</text:p>
      <text:p text:style-name="P219"><text:s text:c="2"/>utils.DecodeJSONFixedLength(syncerConn, &amp;file)</text:p>
      <text:p text:style-name="P220"/>
      <text:p text:style-name="P221"><text:s text:c="2"/>go func() {</text:p>
      <text:p text:style-name="P222"><text:s text:c="4"/>// Connection and registration</text:p>
      <text:p text:style-name="P223"><text:s text:c="4"/>dataConn, err := d.DialContext(ctx, "tcp", syncerRaddr)</text:p>
      <text:p text:style-name="P224"><text:s text:c="4"/>// ..</text:p>
      <text:p text:style-name="P225"><text:s text:c="4"/>utils.EncodeJSONFixedLength(dataConn, "dst")</text:p>
      <text:p text:style-name="P226"/>
      <text:p text:style-name="P227"><text:s text:c="4"/>// Destination directory and file setup</text:p>
      <text:p text:style-name="P228"><text:s text:c="4"/>dst := getDstPath(file)</text:p>
      <text:p text:style-name="P229"><text:s text:c="4"/>os.MkdirAll(filepath.Dir(dst), os.ModePerm)</text:p>
      <text:p text:style-name="P230"/>
      <text:p text:style-name="P231"><text:s text:c="4"/>f, err := os.OpenFile(dst, os.O_WRONLY|os.O_CREATE, os.ModePerm)</text:p>
      <text:p text:style-name="P232"><text:s text:c="4"/>// ...</text:p>
      <text:p text:style-name="P233"><text:s text:c="2"/>}()</text:p>
      <text:p text:style-name="P234">}</text:p>
      <text:p text:style-name="First_20_paragraph">The file name is now sent to the multiplexer again, causing it to look for a peer that advertises the requested file. If such a peer is found, it starts the file receiver process in a loop, exiting only once the file has been completely synced:</text:p>
      <text:p text:style-name="P235">// Sending the file name</text:p>
      <text:p text:style-name="P236">utils.EncodeJSONFixedLength(dataConn, file)</text:p>
      <text:p text:style-name="P237"/>
      <text:p text:style-name="P238">for {</text:p>
      <text:p text:style-name="P239"><text:s text:c="2"/>// Receiving one set of delta changes</text:p>
      <text:p text:style-name="P240"><text:s text:c="2"/>ReceiveFile(parallel, f, dst, blocksize, dataConn, verbose)</text:p>
      <text:p text:style-name="P241"/>
      <text:p text:style-name="P242"><text:s text:c="2"/>// Termination</text:p>
      <text:p text:style-name="P243"><text:s text:c="2"/>if once(file) {</text:p>
      <text:p text:style-name="P244"><text:s text:c="4"/>return</text:p>
      <text:p text:style-name="P245"><text:s text:c="2"/>}</text:p>
      <text:p text:style-name="P246">}</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247">// Receiving remote hashes</text:p>
      <text:p text:style-name="P248">remoteHashes := []string{}</text:p>
      <text:p text:style-name="P249">utils.DecodeJSONFixedLength(conn, &amp;remoteHashes)</text:p>
      <text:p text:style-name="P250">// ...</text:p>
      <text:p text:style-name="P251"/>
      <text:p text:style-name="P252">// Calculating the hashes</text:p>
      <text:p text:style-name="P253">localHashes, cutoff, err := GetHashesForBlocks(parallel, path, blocksize)</text:p>
      <text:p text:style-name="P254"/>
      <text:p text:style-name="P255">// Comparing the hashes</text:p>
      <text:p text:style-name="P256">blocksToSend := []int64{}</text:p>
      <text:p text:style-name="P257">for i, localHash := range localHashes {</text:p>
      <text:p text:style-name="P258"><text:s text:c="4"/>j := int64(i)</text:p>
      <text:p text:style-name="P259"/>
      <text:p text:style-name="P260"><text:s text:c="4"/>if len(remoteHashes) &lt;= i {</text:p>
      <text:p text:style-name="P261"><text:s text:c="8"/>blocksToSend = append(blocksToSend, j)</text:p>
      <text:p text:style-name="P262"/>
      <text:p text:style-name="P263"><text:s text:c="8"/>continue</text:p>
      <text:p text:style-name="P264"><text:s text:c="4"/>}</text:p>
      <text:p text:style-name="P265"/>
      <text:p text:style-name="P266"><text:s text:c="4"/>if localHash != remoteHashes[i] {</text:p>
      <text:p text:style-name="P267"><text:s text:c="8"/>blocksToSend = append(blocksToSend, j)</text:p>
      <text:p text:style-name="P268"/>
      <text:p text:style-name="P269"><text:s text:c="8"/>continue</text:p>
      <text:p text:style-name="P270"><text:s text:c="4"/>}</text:p>
      <text:p text:style-name="P271">}</text:p>
      <text:p text:style-name="P272"/>
      <text:p text:style-name="P273">// Sending the non-matching hashes</text:p>
      <text:p text:style-name="P274">utils.EncodeJSONFixedLength(conn, blocksToSend)</text:p>
      <text:p text:style-name="First_20_paragraph">If the remote has sent less hashes than were calculated locally, it asks the remote to truncate it’s file to the size of the local file that is being synchronized, after which it sends the updated data for the file in the order that the changed hashes were sent:</text:p>
      <text:p text:style-name="P275">// Local file is empty, truncate remote file to zero</text:p>
      <text:p text:style-name="P276">if len(remoteHashes) &gt; 0 &amp;&amp; len(localHashes) &lt;= 0 {</text:p>
      <text:p text:style-name="P277"><text:s text:c="4"/>utils.EncodeJSONFixedLength(conn, -1)</text:p>
      <text:p text:style-name="P278"/>
      <text:p text:style-name="P279"><text:s text:c="2"/>return // ...</text:p>
      <text:p text:style-name="P280">}</text:p>
      <text:p text:style-name="P281"/>
      <text:p text:style-name="P282">// Grow/shrink remote file</text:p>
      <text:p text:style-name="P283">utils.EncodeJSONFixedLength(conn, cutoff)</text:p>
      <text:p text:style-name="P284"/>
      <text:p text:style-name="P285">// Read changed chunks from file and copy them to the remote connection</text:p>
      <text:p text:style-name="P286">for i, blockToSend := range blocksToSend {</text:p>
      <text:p text:style-name="P287"><text:s text:c="4"/>backset := int64(0)</text:p>
      <text:p text:style-name="P288"><text:s text:c="4"/>if i == len(blocksToSend)-1 {</text:p>
      <text:p text:style-name="P289"><text:s text:c="8"/>backset = cutoff</text:p>
      <text:p text:style-name="P290"><text:s text:c="4"/>}</text:p>
      <text:p text:style-name="P291"/>
      <text:p text:style-name="P292"><text:s text:c="4"/>b := make([]byte, blocksize-backset)</text:p>
      <text:p text:style-name="P293"><text:s text:c="4"/>file.ReadAt(b, blockToSend*(blocksize))</text:p>
      <text:p text:style-name="P294"/>
      <text:p text:style-name="P295"><text:s text:c="4"/>m, err := conn.Write(b)</text:p>
      <text:p text:style-name="P296"><text:s text:c="2"/>// ...</text:p>
      <text:p text:style-name="P297">}</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text:p>
      <text:p text:style-name="P298">// The lock and semaphore</text:p>
      <text:p text:style-name="P299">var wg sync.WaitGroup</text:p>
      <text:p text:style-name="P300">wg.Add(int(blocks))</text:p>
      <text:p text:style-name="P301"/>
      <text:p text:style-name="P302">lock := semaphore.NewWeighted(parallel)</text:p>
      <text:p text:style-name="P303"/>
      <text:p text:style-name="P304">// ...</text:p>
      <text:p text:style-name="P305"/>
      <text:p text:style-name="P306">// Concurrent hash calculation</text:p>
      <text:p text:style-name="P307">for i := int64(0); i &lt; blocks; i++ {</text:p>
      <text:p text:style-name="P308"><text:s text:c="4"/>j := i</text:p>
      <text:p text:style-name="P309"/>
      <text:p text:style-name="P310"><text:s text:c="4"/>go calculateHash(j)</text:p>
      <text:p text:style-name="P311">}</text:p>
      <text:p text:style-name="P312">wg.Wait()</text:p>
      <text:p text:style-name="First_20_paragraph">Worker goroutines acquire a lock of this semaphore and calculate a CRC32 hash, which is a weak but fast hashing algorithm. For easier transmission, the hashes are hex-encoded and collected:</text:p>
      <text:p text:style-name="P313">calculateHash := func(j int64) {</text:p>
      <text:p text:style-name="P314"><text:s text:c="4"/>_ = lock.Acquire(context.Background(), 1)</text:p>
      <text:p text:style-name="P315"><text:s text:c="4"/>// ...</text:p>
      <text:p text:style-name="P316"/>
      <text:p text:style-name="P317"><text:s text:c="4"/>checkFile, err := os.Open(file)</text:p>
      <text:p text:style-name="P318"/>
      <text:p text:style-name="P319"/>
      <text:p text:style-name="P320"><text:s text:c="2"/>// Hash calculation of the specific chunk</text:p>
      <text:p text:style-name="P321"><text:s text:c="4"/>hash := crc32.NewIEEE()</text:p>
      <text:p text:style-name="P322"><text:s text:c="4"/>io.CopyN(hash, io.NewSectionReader(checkFile, j*(blocksize), blocksize), blocksize)</text:p>
      <text:p text:style-name="P323"><text:s text:c="4"/>// ...</text:p>
      <text:p text:style-name="P324"/>
      <text:p text:style-name="P325"><text:s text:c="2"/>// Hash encoding</text:p>
      <text:p text:style-name="P326"><text:s text:c="4"/>hashes[j] = hex.EncodeToString(hash.Sum(nil))</text:p>
      <text:p text:style-name="P327"><text:s text:c="2"/>// ...</text:p>
      <text:p text:style-name="P328">}</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329">// Local hash calculation</text:p>
      <text:p text:style-name="P330">localHashes, _, err := GetHashesForBlocks(parallel, path, blocksize)</text:p>
      <text:p text:style-name="P331"/>
      <text:p text:style-name="P332">// Sending the hashes to the remote</text:p>
      <text:p text:style-name="P333">utils.EncodeJSONFixedLength(conn, localHashes)</text:p>
      <text:p text:style-name="P334"/>
      <text:p text:style-name="P335">// Receiving the remote hashes and the truncation request</text:p>
      <text:p text:style-name="P336">blocksToFetch := []int64{}</text:p>
      <text:p text:style-name="P337">utils.DecodeJSONFixedLength(conn, &amp;blocksToFetch)</text:p>
      <text:p text:style-name="P338">// ...</text:p>
      <text:p text:style-name="P339"/>
      <text:p text:style-name="P340">cutoff := int64(0)</text:p>
      <text:p text:style-name="P341">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p text:style-name="P342">// Clearing the file</text:p>
      <text:p text:style-name="P343">if cutoff == -1 {</text:p>
      <text:p text:style-name="P344"><text:s text:c="4"/>file.Truncate(0)</text:p>
      <text:p text:style-name="P345"/>
      <text:p text:style-name="P346"><text:s text:c="4"/>return nil</text:p>
      <text:p text:style-name="P347">}</text:p>
      <text:p text:style-name="P348">/// ...</text:p>
      <text:p text:style-name="P349"/>
      <text:p text:style-name="P350">// Shrinking or growing the file</text:p>
      <text:p text:style-name="P351">s, err := os.Stat(path)</text:p>
      <text:p text:style-name="P352"/>
      <text:p text:style-name="P353">newSize := (((blocksToFetch[len(blocksToFetch)-1] + 1) * blocksize) - cutoff)</text:p>
      <text:p text:style-name="P354">diff := s.Size() - newSize</text:p>
      <text:p text:style-name="P355"/>
      <text:p text:style-name="P356">if diff &gt; 0 {</text:p>
      <text:p text:style-name="P357"><text:s text:c="4"/>// If the file on the server got smaller, truncate the local file accordingly</text:p>
      <text:p text:style-name="P358"><text:s text:c="4"/>file.Truncate(newSize)</text:p>
      <text:p text:style-name="P359">} else {</text:p>
      <text:p text:style-name="P360"><text:s text:c="4"/>// If the file on the server grew, grow the local file accordingly</text:p>
      <text:p text:style-name="P361"><text:s text:c="4"/>file.Seek(0, 2)</text:p>
      <text:p text:style-name="P362"/>
      <text:p text:style-name="P363"><text:s text:c="4"/>io.CopyN(file, nopReader{}, -diff)</text:p>
      <text:p text:style-name="P364">}</text:p>
      <text:p text:style-name="P365"/>
      <text:p text:style-name="P366">for i, blockToFetch := range blocksToFetch {</text:p>
      <text:p text:style-name="P367"><text:s text:c="4"/>backset := int64(0)</text:p>
      <text:p text:style-name="P368"><text:s text:c="4"/>if i == len(blocksToFetch)-1 {</text:p>
      <text:p text:style-name="P369"><text:s text:c="8"/>backset = cutoff</text:p>
      <text:p text:style-name="P370"><text:s text:c="4"/>}</text:p>
      <text:p text:style-name="P371"/>
      <text:p text:style-name="P372"><text:s text:c="2"/>// Receiving the chunk</text:p>
      <text:p text:style-name="P373"><text:s text:c="4"/>b := make([]byte, blocksize-backset)</text:p>
      <text:p text:style-name="P374"><text:s text:c="4"/>io.ReadFull(conn, b)</text:p>
      <text:p text:style-name="P375"/>
      <text:p text:style-name="P376"><text:s text:c="2"/>// Writing the chunk to the local file</text:p>
      <text:p text:style-name="P377"><text:s text:c="4"/>file.WriteAt(b, blockToFetch*(blocksize))</text:p>
      <text:p text:style-name="P378">}</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40].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41]:</text:p>
      <text:p text:style-name="P379">type Fs interface {</text:p>
      <text:p text:style-name="P380"><text:s text:c="4"/>Create(name string) (File, error)</text:p>
      <text:p text:style-name="P381"><text:s text:c="4"/>Mkdir(name string, perm os.FileMode) error</text:p>
      <text:p text:style-name="P382"><text:s text:c="4"/>MkdirAll(path string, perm os.FileMode) error</text:p>
      <text:p text:style-name="P383"><text:s text:c="4"/>Open(name string) (File, error)</text:p>
      <text:p text:style-name="P384"><text:s text:c="4"/>OpenFile(name string, flag int, perm os.FileMode) (File, error)</text:p>
      <text:p text:style-name="P385"><text:s text:c="4"/>Remove(name string) error</text:p>
      <text:p text:style-name="P386"><text:s text:c="4"/>RemoveAll(path string) error</text:p>
      <text:p text:style-name="P387"><text:s text:c="4"/>Rename(oldname, newname string) error</text:p>
      <text:p text:style-name="P388"><text:s text:c="4"/>Stat(name string) (os.FileInfo, error)</text:p>
      <text:p text:style-name="P389"><text:s text:c="4"/>Name() string</text:p>
      <text:p text:style-name="P390"><text:s text:c="4"/>Chmod(name string, mode os.FileMode) error</text:p>
      <text:p text:style-name="P391"><text:s text:c="4"/>Chown(name string, uid, gid int) error</text:p>
      <text:p text:style-name="P392"><text:s text:c="4"/>Chtimes(name string, atime time.Time, mtime time.Time) error</text:p>
      <text:p text:style-name="P393">}</text:p>
      <text:p text:style-name="First_20_paragraph">The STFS project[42] has shown that by using this abstraction layer, seemingly incompatible, non-linear backends can still be maGpped to a file system. The project is backen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43], it is also possible to use any <text:span text:style-name="Source_Text">afero.Fs</text:span> filesystem as a FUSE backend; this can signficantly reduce the required implementation overhead, as it doesn’t require writing a custom adapter:</text:p>
      <text:p text:style-name="P394">// Creating the file system</text:p>
      <text:p text:style-name="P395">serve := filesystem.NewFileSystem(</text:p>
      <text:p text:style-name="P396"><text:s text:c="2"/>// ..</text:p>
      <text:p text:style-name="P397"><text:s text:c="2"/>afero.NewOsFs(), <text:s text:c="1"/>// afero.Fs implementation here</text:p>
      <text:p text:style-name="P398"><text:s text:c="2"/>// ...</text:p>
      <text:p text:style-name="P399">)</text:p>
      <text:p text:style-name="P400">// ...</text:p>
      <text:p text:style-name="P401"/>
      <text:p text:style-name="P402">// Mounting the file system</text:p>
      <text:p text:style-name="P403">fuse.Mount(viper.GetString(mountpoint), serve, cfg)</text:p>
      <text:p text:style-name="P404">// ...</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 Most NBD libraries also only provide a server and no the client component, but both are needed for the NBD-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 [44].</text:p>
      <text:h text:style-name="Heading_20_3" text:outline-level="3"><text:bookmark-start text:name="server"/>Server<text:bookmark-end text:name="server"/></text:h>
      <text:p text:style-name="First_20_paragraph">The NBD server is implemented completely in user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405">type Backend interface {</text:p>
      <text:p text:style-name="P406"><text:s text:c="4"/>ReadAt(p []byte, off int64) (n int, err error)</text:p>
      <text:p text:style-name="P407"><text:s text:c="4"/>WriteAt(p []byte, off int64) (n int, err error)</text:p>
      <text:p text:style-name="P408"><text:s text:c="4"/>Size() (int64, error)</text:p>
      <text:p text:style-name="P409"><text:s text:c="4"/>Sync() error</text:p>
      <text:p text:style-name="P410">}</text:p>
      <text:p text:style-name="First_20_paragraph">The key difference between this backend design and the one used for <text:span text:style-name="Source_Text">userfaultfd-go</text:span> is that they also support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text:p>
      <text:p text:style-name="P411">func (b *FileBackend) ReadAt(p []byte, off int64) (n int, err error) {</text:p>
      <text:p text:style-name="P412"><text:s text:c="4"/>n, err = b.file.ReadAt(p, off)</text:p>
      <text:p text:style-name="P413">}</text:p>
      <text:p text:style-name="P414"/>
      <text:p text:style-name="P415">func (b *FileBackend) WriteAt(p []byte, off int64) (n int, err error) {</text:p>
      <text:p text:style-name="P416"><text:s text:c="4"/>n, err = b.file.WriteAt(p, off)</text:p>
      <text:p text:style-name="P417">}</text:p>
      <text:p text:style-name="P418"/>
      <text:p text:style-name="P419">func (b *FileBackend) Size() (int64, error) {</text:p>
      <text:p text:style-name="P420"><text:s text:c="4"/>stat, err := b.file.Stat()</text:p>
      <text:p text:style-name="P421"><text:s text:c="4"/>// ..</text:p>
      <text:p text:style-name="P422"><text:s text:c="4"/>return stat.Size(), nil</text:p>
      <text:p text:style-name="P423">}</text:p>
      <text:p text:style-name="P424"/>
      <text:p text:style-name="P425">func (b *FileBackend) Sync() error {</text:p>
      <text:p text:style-name="P426"><text:s text:c="4"/>return b.file.Sync()</text:p>
      <text:p text:style-name="P427">}</text:p>
      <text:p text:style-name="First_20_paragraph">In order to serve such a backend, <text:span text:style-name="Source_Text">go-nbd</text:span> exposes <text:span text:style-name="Source_Text">Handle</text:span> function:</text:p>
      <text:p text:style-name="P428">func Handle(conn net.Conn, exports []Export, options *Options) error</text:p>
      <text:p text:style-name="First_20_paragraph">By not depending on a specific transport layer and instead only depending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45],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text:p>
      <text:p text:style-name="P429">type Export struct {</text:p>
      <text:p text:style-name="P430"><text:s text:c="4"/>Name <text:s text:c="7"/>string</text:p>
      <text:p text:style-name="P431"><text:s text:c="4"/>Description string</text:p>
      <text:p text:style-name="P432"/>
      <text:p text:style-name="P433"><text:s text:c="4"/>Backend backend.Backend</text:p>
      <text:p text:style-name="P434">}</text:p>
      <text:p text:style-name="First_20_paragraph">This allows a single server to expose multiple backends that are identified with a name and description, which can, in the memory synchronization scenario, be used to identify multiple shared memory regions.</text:p>
      <text:p text:style-name="Text_20_body">To make the implementation of the NBD protocol easier, negotation and transmission phase headers and and other structured data is modelled using Go structs:</text:p>
      <text:p text:style-name="P435">// ...</text:p>
      <text:p text:style-name="P436">type NegotiationOptionHeader struct {</text:p>
      <text:p text:style-name="P437"><text:s text:c="4"/>OptionMagic uint64</text:p>
      <text:p text:style-name="P438"><text:s text:c="4"/>ID <text:s text:c="9"/>uint32</text:p>
      <text:p text:style-name="P439"><text:s text:c="4"/>Length <text:s text:c="5"/>uint32</text:p>
      <text:p text:style-name="P440">}</text:p>
      <text:p text:style-name="P441"/>
      <text:p text:style-name="P442">type NegotiationReplyHeader struct {</text:p>
      <text:p text:style-name="P443"><text:s text:c="4"/>ReplyMagic uint64</text:p>
      <text:p text:style-name="P444"><text:s text:c="4"/>ID <text:s text:c="8"/>uint32</text:p>
      <text:p text:style-name="P445"><text:s text:c="4"/>Type <text:s text:c="6"/>uint32</text:p>
      <text:p text:style-name="P446"><text:s text:c="4"/>Length <text:s text:c="4"/>uint32</text:p>
      <text:p text:style-name="P447">}</text:p>
      <text:p text:style-name="P448">// ...</text:p>
      <text:p text:style-name="First_20_paragraph">In order to keep the actual handshake as simple as possible, only the fixed newstyle handshake is implemented, which also makes the implementation compliant with the baseline specification as defined by the protocol[25]. The negotiation starts by the server sending the negotiation header to the NBD client and ignoring the client’s flags:</text:p>
      <text:p text:style-name="P449">// Sending the negotiation header</text:p>
      <text:p text:style-name="P450">binary.Write(conn, binary.BigEndian, protocol.NegotiationNewstyleHeader{</text:p>
      <text:p text:style-name="P451"><text:s text:c="4"/>OldstyleMagic: <text:s text:c="1"/>protocol.NEGOTIATION_MAGIC_OLDSTYLE,</text:p>
      <text:p text:style-name="P452"><text:s text:c="4"/>OptionMagic: <text:s text:c="3"/>protocol.NEGOTIATION_MAGIC_OPTION,</text:p>
      <text:p text:style-name="P453"><text:s text:c="4"/>HandshakeFlags: protocol.NEGOTIATION_HANDSHAKE_FLAG_FIXED_NEWSTYLE,</text:p>
      <text:p text:style-name="P454">})</text:p>
      <text:p text:style-name="P455"/>
      <text:p text:style-name="P456">// Discard client flags (uint32)</text:p>
      <text:p text:style-name="P457">_, err := io.CopyN(io.Discard, conn, 4)</text:p>
      <text:p text:style-name="P458">// ...</text:p>
      <text:p text:style-name="First_20_paragraph">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text:p>
      <text:p text:style-name="P459">for {</text:p>
      <text:p text:style-name="P460"><text:s text:c="4"/>// Read the header</text:p>
      <text:p text:style-name="P461"><text:s text:c="4"/>var optionHeader protocol.NegotiationOptionHeader</text:p>
      <text:p text:style-name="P462"><text:s text:c="4"/>binary.Read(conn, binary.BigEndian, &amp;optionHeader)</text:p>
      <text:p text:style-name="P463"/>
      <text:p text:style-name="P464"><text:s text:c="4"/>// <text:s text:c="1"/>Validate the packet</text:p>
      <text:p text:style-name="P465"><text:s text:c="4"/>if optionHeader.OptionMagic != protocol.NEGOTIATION_MAGIC_OPTION {</text:p>
      <text:p text:style-name="P466"><text:s text:c="8"/>return ErrInvalidMagic</text:p>
      <text:p text:style-name="P467"><text:s text:c="4"/>}</text:p>
      <text:p text:style-name="P468"/>
      <text:p text:style-name="P469"><text:s text:c="4"/>// Handle the option by it's ID</text:p>
      <text:p text:style-name="P470"><text:s text:c="4"/>switch optionHeader.ID {</text:p>
      <text:p text:style-name="P471"><text:s text:c="8"/>// ...</text:p>
      <text:p text:style-name="P472"><text:s text:c="4"/>}</text:p>
      <text:p text:style-name="P473">}</text:p>
      <text:p text:style-name="First_20_paragraph">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in a similar way, by reading headers in a loop, switchin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text:p>
      <text:p text:style-name="P474">// Reading the chunk to be written from the client's connection</text:p>
      <text:p text:style-name="P475">n, err := io.ReadAtLeast(conn, b[:requestHeader.Length], int(requestHeader.Length))</text:p>
      <text:p text:style-name="P476">// ...</text:p>
      <text:p text:style-name="P477"/>
      <text:p text:style-name="P478">// Writing it to the backend</text:p>
      <text:p text:style-name="P479">export.Backend.WriteAt(b[:n], int64(requestHeader.Offset))</text:p>
      <text:p text:style-name="P480"/>
      <text:p text:style-name="P481">// Acknowledging the write to the client</text:p>
      <text:p text:style-name="P482">binary.Write(conn, binary.BigEndian, protocol.TransmissionReplyHeader{</text:p>
      <text:p text:style-name="P483"><text:s text:c="4"/>ReplyMagic: protocol.TRANSMISSION_MAGIC_REPLY,</text:p>
      <text:p text:style-name="P484"><text:s text:c="4"/>Error: <text:s text:c="5"/>0,</text:p>
      <text:p text:style-name="P485"><text:s text:c="4"/>Handle: <text:s text:c="4"/>requestHeader.Handle,</text:p>
      <text:p text:style-name="P486">})</text:p>
      <text:p text:style-name="First_20_paragraph">It is here that the read-only option is implemented by sending a permission error in case of writes:</text:p>
      <text:p text:style-name="P487">if options.ReadOnly {</text:p>
      <text:p text:style-name="P488"><text:s text:c="4"/>// Discard the write command's data</text:p>
      <text:p text:style-name="P489"><text:s text:c="4"/>_, err := io.CopyN(io.Discard, conn, int64(requestHeader.Length))</text:p>
      <text:p text:style-name="P490"/>
      <text:p text:style-name="P491"><text:s text:c="4"/>// Sending the error reply</text:p>
      <text:p text:style-name="P492"><text:s text:c="4"/>binary.Write(conn, binary.BigEndian, protocol.TransmissionReplyHeader{</text:p>
      <text:p text:style-name="P493"><text:s text:c="8"/>ReplyMagic: protocol.TRANSMISSION_MAGIC_REPLY,</text:p>
      <text:p text:style-name="P494"><text:s text:c="8"/>Error: <text:s text:c="5"/>protocol.TRANSMISSION_ERROR_EPERM,</text:p>
      <text:p text:style-name="P495"><text:s text:c="8"/>Handle: <text:s text:c="4"/>requestHeader.Handle,</text:p>
      <text:p text:style-name="P496"><text:s text:c="4"/>})</text:p>
      <text:p text:style-name="P497"/>
      <text:p text:style-name="P498"><text:s text:c="4"/>break</text:p>
      <text:p text:style-name="P499">}</text:p>
      <text:p text:style-name="First_20_paragraph">Finally, the <text:span text:style-name="Source_Text">TRANSMISSION_TYPE_REQUEST_DISC</text:span> transmission message type gracefully disconnects the client from the server and causes the backend to sync,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46]. In order to find a free device, we can either specify it manually, or check <text:span text:style-name="Source_Text">sysfs</text:span> for a NBD device that reports a zero size:</text:p>
      <text:p text:style-name="P500">// Using a glob on sysfs for the NBD device size</text:p>
      <text:p text:style-name="P501">statPaths, err := filepath.Glob(path.Join("/sys", "block", "nbd*", "size"))</text:p>
      <text:p text:style-name="P502">// ...</text:p>
      <text:p text:style-name="P503"/>
      <text:p text:style-name="P504">// Finding the first device that reports a zero zsize</text:p>
      <text:p text:style-name="P505">for _, statPath := range statPaths {</text:p>
      <text:p text:style-name="P506"><text:s text:c="4"/>rsize, err := os.ReadFile(statPath)</text:p>
      <text:p text:style-name="P507"><text:s text:c="4"/>// ...</text:p>
      <text:p text:style-name="P508"/>
      <text:p text:style-name="P509"><text:s text:c="4"/>size, err := strconv.ParseInt(strings.TrimSpace(string(rsize)), 10, 64)</text:p>
      <text:p text:style-name="P510"><text:s text:c="4"/>// ...</text:p>
      <text:p text:style-name="P511"/>
      <text:p text:style-name="P512"><text:s text:c="4"/>if size == 0 {</text:p>
      <text:p text:style-name="P513"><text:s text:c="8"/>return filepath.Join("/dev", filepath.Base(filepath.Dir(statPath))), nil</text:p>
      <text:p text:style-name="P514"><text:s text:c="4"/>}</text:p>
      <text:p text:style-name="P515">}</text:p>
      <text:p text:style-name="First_20_paragraph">After a free NBD device has been found, the client can be started by calling <text:span text:style-name="Source_Text">Connect</text:span> with a <text:span text:style-name="Source_Text">net.Conn</text:span> and options, similarly to the server:</text:p>
      <text:p text:style-name="P516">func Connect(conn net.Conn, device *os.File, options *Options) error</text:p>
      <text:p text:style-name="First_20_paragraph">This time, the options can define additonal information such as the client’s preferred block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517">// Only use CGo if it is available</text:p>
      <text:p text:style-name="P518">//go:build linux &amp;&amp; cgo</text:p>
      <text:p text:style-name="P519"/>
      <text:p text:style-name="P520">// Importing the kernel headers</text:p>
      <text:p text:style-name="P521">/*</text:p>
      <text:p text:style-name="P522">#include &lt;sys/ioctl.h&gt;</text:p>
      <text:p text:style-name="P523">#include &lt;linux/nbd.h&gt;</text:p>
      <text:p text:style-name="P524">*/</text:p>
      <text:p text:style-name="P525">import "C"</text:p>
      <text:p text:style-name="P526"/>
      <text:p text:style-name="P527">const (</text:p>
      <text:p text:style-name="P528"><text:s text:c="4"/>// Extracting the `ioctl` numbers with `CGo`</text:p>
      <text:p text:style-name="P529"><text:s text:c="4"/>NEGOTIATION_IOCTL_SET_SOCK <text:s text:c="7"/>= C.NBD_SET_SOCK</text:p>
      <text:p text:style-name="P530"><text:s text:c="4"/>// ...</text:p>
      <text:p text:style-name="P531">)</text:p>
      <text:p text:style-name="First_20_paragraph">The handshake for the NBD cleint is negotiated in userspace by Go. Similarly to the server, the client only supports the “fixed newstyle” negotia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es to be within the specified bounds and as a valid power of two, falling back to the preffered block size supplied by the options if possible:</text:p>
      <text:p text:style-name="P532">// Falling back to the client's prefered block size if none is provided, and checking if the server's advertised size is within the clients's bounds as supplied by the options</text:p>
      <text:p text:style-name="P533">if options.BlockSize == 0 {</text:p>
      <text:p text:style-name="P534"><text:s text:c="4"/>chosenBlockSize = info.PreferredBlockSize</text:p>
      <text:p text:style-name="P535">} else if options.BlockSize &gt;= info.MinimumBlockSize &amp;&amp; options.BlockSize &lt;= info.MaximumBlockSize {</text:p>
      <text:p text:style-name="P536"><text:s text:c="4"/>chosenBlockSize = options.BlockSize</text:p>
      <text:p text:style-name="P537">} else {</text:p>
      <text:p text:style-name="P538"><text:s text:c="4"/>return ErrUnsupportedServerBlockSize</text:p>
      <text:p text:style-name="P539">}</text:p>
      <text:p text:style-name="P540"/>
      <text:p text:style-name="P541">// Validating upper and lower supported bounds set by the kernel's NBD client</text:p>
      <text:p text:style-name="P542">if chosenBlockSize &gt; MaximumBlockSize {</text:p>
      <text:p text:style-name="P543"><text:s text:c="4"/>return ErrMaximumBlockSize</text:p>
      <text:p text:style-name="P544">} else if chosenBlockSize &lt; MinimumBlockSize {</text:p>
      <text:p text:style-name="P545"><text:s text:c="4"/>return ErrMinimumBlockSize</text:p>
      <text:p text:style-name="P546">}</text:p>
      <text:p text:style-name="P547"/>
      <text:p text:style-name="P548">// Validating that the chosen block size is a power of two</text:p>
      <text:p text:style-name="P549">if !((chosenBlockSize &gt; 0) &amp;&amp; ((chosenBlockSize &amp; (chosenBlockSize - 1)) == 0)) {</text:p>
      <text:p text:style-name="P550"><text:s text:c="4"/>return ErrBlockSizeNotPowerOfTwo</text:p>
      <text:p text:style-name="P551">}</text:p>
      <text:p text:style-name="First_20_paragraph">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text:p>
      <text:p text:style-name="P552">syscall.Syscall(</text:p>
      <text:p text:style-name="P553"><text:s text:c="4"/>syscall.SYS_IOCTL,</text:p>
      <text:p text:style-name="P554"><text:s text:c="4"/>device.Fd(),</text:p>
      <text:p text:style-name="P555"><text:s text:c="4"/>ioctl.NEGOTIATION_IOCTL_SET_BLOCKSIZE,</text:p>
      <text:p text:style-name="P556"><text:s text:c="4"/>uintptr(chosenBlockSize),</text:p>
      <text:p text:style-name="P557">)</text:p>
      <text:p text:style-name="P558"/>
      <text:p text:style-name="P559">// ...</text:p>
      <text:p text:style-name="P560"/>
      <text:p text:style-name="P561">go func() {</text:p>
      <text:p text:style-name="P562"><text:s text:c="4"/>syscall.Syscall(</text:p>
      <text:p text:style-name="P563"><text:s text:c="8"/>syscall.SYS_IOCTL,</text:p>
      <text:p text:style-name="P564"><text:s text:c="8"/>device.Fd(),</text:p>
      <text:p text:style-name="P565"><text:s text:c="8"/>ioctl.NEGOTIATION_IOCTL_DO_IT,</text:p>
      <text:p text:style-name="P566"><text:s text:c="8"/>0,</text:p>
      <text:p text:style-name="P567"><text:s text:c="4"/>)</text:p>
      <text:p text:style-name="P568"><text:s text:c="4"/>// ...</text:p>
      <text:p text:style-name="P569">}()</text:p>
      <text:p text:style-name="First_20_paragraph">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p text:style-name="P570">exportNames := []string{}</text:p>
      <text:p text:style-name="P571">for {</text:p>
      <text:p text:style-name="P572"><text:s text:c="4"/>// Reading the export name's length</text:p>
      <text:p text:style-name="P573"><text:s text:c="4"/>var exportNameLength uint32</text:p>
      <text:p text:style-name="P574"><text:s text:c="4"/>if err := binary.Read(info, binary.BigEndian, &amp;exportNameLength); err != nil {</text:p>
      <text:p text:style-name="P575"><text:s text:c="8"/>// All the exports have been received</text:p>
      <text:p text:style-name="P576"><text:s text:c="8"/>if errors.Is(err, io.EOF) {</text:p>
      <text:p text:style-name="P577"><text:s text:c="12"/>break</text:p>
      <text:p text:style-name="P578"><text:s text:c="8"/>}</text:p>
      <text:p text:style-name="P579"><text:s text:c="8"/>// ...</text:p>
      <text:p text:style-name="P580"><text:s text:c="4"/>}</text:p>
      <text:p text:style-name="P581"/>
      <text:p text:style-name="P582"><text:s text:c="4"/>// Reading the export name</text:p>
      <text:p text:style-name="P583"><text:s text:c="4"/>exportName := make([]byte, exportNameLength)</text:p>
      <text:p text:style-name="P584"><text:s text:c="4"/>io.ReadFull(info, exportName)</text:p>
      <text:p text:style-name="P585"/>
      <text:p text:style-name="P586"><text:s text:c="4"/>exportNames = append(exportNames, string(exportName))</text:p>
      <text:p text:style-name="P587">}</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588">// Connecting to `udev`</text:p>
      <text:p text:style-name="P589">udevConn.Connect(netlink.UdevEvent)</text:p>
      <text:p text:style-name="P590"/>
      <text:p text:style-name="P591">// Subscribing to events for the device name</text:p>
      <text:p text:style-name="P592">udevConn.Monitor(udevReadyCh, udevErrCh, &amp;netlink.RuleDefinitions{</text:p>
      <text:p text:style-name="P593"><text:s text:c="4"/>Rules: []netlink.RuleDefinition{</text:p>
      <text:p text:style-name="P594"><text:s text:c="8"/>{</text:p>
      <text:p text:style-name="P595"><text:s text:c="12"/>Env: map[string]string{</text:p>
      <text:p text:style-name="P596"><text:s text:c="16"/>"DEVNAME": device.Name(),</text:p>
      <text:p text:style-name="P597"><text:s text:c="12"/>},</text:p>
      <text:p text:style-name="P598"><text:s text:c="8"/>},</text:p>
      <text:p text:style-name="P599"><text:s text:c="4"/>},</text:p>
      <text:p text:style-name="P600">})</text:p>
      <text:p text:style-name="P601"/>
      <text:p text:style-name="P602">// Waiting for the device to become available</text:p>
      <text:p text:style-name="P603">go func() {</text:p>
      <text:p text:style-name="P604"><text:s text:c="4"/>// ...</text:p>
      <text:p text:style-name="P605"><text:s text:c="4"/>&lt;-udevReadyCh</text:p>
      <text:p text:style-name="P606"/>
      <text:p text:style-name="P607"><text:s text:c="4"/>options.OnConnected()</text:p>
      <text:p text:style-name="P608">}()</text:p>
      <text:p text:style-name="First_20_paragraph">In reality however, due to overheads in <text:span text:style-name="Source_Text">udev</text:span>, it can be faster to use polling instead of the even system, which is why it is possible to set the <text:span text:style-name="Source_Text">ReadyCheckUdev</text:span> option in the NBD client to <text:span text:style-name="Source_Text">false</text:span>, which uses polling instead:</text:p>
      <text:p text:style-name="P609">// Opening up the NBD device's size file in `sysfs`</text:p>
      <text:p text:style-name="P610">sizeFile, err := os.Open(filepath.Join("/sys", "block", filepath.Base(device.Name()), "size"))</text:p>
      <text:p text:style-name="P611"/>
      <text:p text:style-name="P612">for {</text:p>
      <text:p text:style-name="P613"><text:s text:c="4"/>// Reading the size file and parsing it's contents as a number</text:p>
      <text:p text:style-name="P614"><text:s text:c="4"/>sizeFile.Seek(0, io.SeekStart)</text:p>
      <text:p text:style-name="P615"><text:s text:c="4"/>io.ReadAll(sizeFile)</text:p>
      <text:p text:style-name="P616"><text:s text:c="4"/>size, err := strconv.ParseInt(strings.TrimSpace(string(rsize)), 10, 64)</text:p>
      <text:p text:style-name="P617"/>
      <text:p text:style-name="P618"><text:s text:c="4"/>// If the size is no longer reported as zero, return</text:p>
      <text:p text:style-name="P619"><text:s text:c="4"/>if size &gt; 0 {</text:p>
      <text:p text:style-name="P620"><text:s text:c="8"/>options.OnConnected()</text:p>
      <text:p text:style-name="P621"/>
      <text:p text:style-name="P622"><text:s text:c="8"/>return</text:p>
      <text:p text:style-name="P623"><text:s text:c="4"/>}</text:p>
      <text:p text:style-name="P624"/>
      <text:p text:style-name="P625"><text:s text:c="4"/>// If the device is not yet ready, sleep until the next polling cycle</text:p>
      <text:p text:style-name="P626"><text:s text:c="4"/>time.Sleep(options.ReadyCheckPollInterval)</text:p>
      <text:p text:style-name="P627">}</text:p>
      <text:p text:style-name="First_20_paragraph">Similarly to the setup lifecycle, the teardown lifecycle is also as an asynchronous operation. It works by calling three <text:span text:style-name="Source_Text">ioctl</text:span>s on the NBD device’s file descriptor, causing it to disconnect from the server and causing the prior <text:span text:style-name="Source_Text">DO_IT</text:span> syscall to return, which in turn causes the prior call to <text:span text:style-name="Source_Text">Connect</text:span> to return:</text:p>
      <text:p text:style-name="P628">// Complete any remaining reads/writes</text:p>
      <text:p text:style-name="P629">syscall.Syscall(</text:p>
      <text:p text:style-name="P630"><text:s text:c="4"/>syscall.SYS_IOCTL,</text:p>
      <text:p text:style-name="P631"><text:s text:c="4"/>device.Fd(),</text:p>
      <text:p text:style-name="P632"><text:s text:c="4"/>ioctl.TRANSMISSION_IOCTL_CLEAR_QUE,</text:p>
      <text:p text:style-name="P633"><text:s text:c="4"/>0,</text:p>
      <text:p text:style-name="P634">)</text:p>
      <text:p text:style-name="P635"/>
      <text:p text:style-name="P636">// Disconnect from the NBD server</text:p>
      <text:p text:style-name="P637">syscall.Syscall(</text:p>
      <text:p text:style-name="P638"><text:s text:c="4"/>syscall.SYS_IOCTL,</text:p>
      <text:p text:style-name="P639"><text:s text:c="4"/>device.Fd(),</text:p>
      <text:p text:style-name="P640"><text:s text:c="4"/>ioctl.TRANSMISSION_IOCTL_DISCONNECT,</text:p>
      <text:p text:style-name="P641"><text:s text:c="4"/>0,</text:p>
      <text:p text:style-name="P642">)</text:p>
      <text:p text:style-name="P643"/>
      <text:p text:style-name="P644">// Disassociate the socket from the NBD device so that it can be used again</text:p>
      <text:p text:style-name="P645">syscall.Syscall(</text:p>
      <text:p text:style-name="P646"><text:s text:c="4"/>syscall.SYS_IOCTL,</text:p>
      <text:p text:style-name="P647"><text:s text:c="4"/>device.Fd(),</text:p>
      <text:p text:style-name="P648"><text:s text:c="4"/>ioctl.TRANSMISSION_IOCTL_CLEAR_SOCK,</text:p>
      <text:p text:style-name="P649"><text:s text:c="4"/>0,</text:p>
      <text:p text:style-name="P650">)</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e that the client is connected to, the kernel usually provides a caching/buffer mechanism, requiring an expensive <text:span text:style-name="Source_Text">sync</text:span> syscall to flush outstanding changes to the NBD client. As mentioend earlier,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in an efficient way by creating a connected UNIX socket pair, returning a file descriptor for both the server and the client respectively, after which both components can be started in a new goroutine:</text:p>
      <text:p text:style-name="P651">// Creating the socket pair</text:p>
      <text:p text:style-name="P652">fds, err := syscall.Socketpair(syscall.AF_UNIX, syscall.SOCK_STREAM, 0)</text:p>
      <text:p text:style-name="P653">// ..</text:p>
      <text:p text:style-name="P654"/>
      <text:p text:style-name="P655">// Starting the server on file descriptor 1</text:p>
      <text:p text:style-name="P656">go func() {</text:p>
      <text:p text:style-name="P657"><text:s text:c="4"/>sf := os.NewFile(uintptr(fds[0]), "server")</text:p>
      <text:p text:style-name="P658"/>
      <text:p text:style-name="P659"><text:s text:c="4"/>c, err := net.FileConn(sf)</text:p>
      <text:p text:style-name="P660"/>
      <text:p text:style-name="P661"><text:s text:c="4"/>sc := c.(*net.UnixConn)</text:p>
      <text:p text:style-name="P662"/>
      <text:p text:style-name="P663"><text:s text:c="4"/>server.Handle(</text:p>
      <text:p text:style-name="P664"><text:s text:c="8"/>d.sc,</text:p>
      <text:p text:style-name="P665"><text:s text:c="8"/>// ...</text:p>
      <text:p text:style-name="P666"><text:s text:c="4"/>)</text:p>
      <text:p text:style-name="P667">}()</text:p>
      <text:p text:style-name="P668"/>
      <text:p text:style-name="P669">// Starting the client on file descriptor 1</text:p>
      <text:p text:style-name="P670">go func() {</text:p>
      <text:p text:style-name="P671"><text:s text:c="4"/>cf := os.NewFile(uintptr(fds[1]), "client")</text:p>
      <text:p text:style-name="P672"/>
      <text:p text:style-name="P673"><text:s text:c="4"/>c, err := net.FileConn(cf)</text:p>
      <text:p text:style-name="P674"/>
      <text:p text:style-name="P675"><text:s text:c="4"/>cc := c.(*net.UnixConn)</text:p>
      <text:p text:style-name="P676"><text:s text:c="4"/>// ...</text:p>
      <text:p text:style-name="P677"/>
      <text:p text:style-name="P678"><text:s text:c="4"/>client.Connect(d.cc, /* ... */)</text:p>
      <text:p text:style-name="P679">}()</text:p>
      <text:p text:style-name="First_20_paragraph">This once again shows the benefit of not requiring a specific transport layer or <text:span text:style-name="Source_Text">accept</text:span> semantics for the NBD library, as this makes it possible to skip the usually required TCP handshake for NBD.</text:p>
      <text:p text:style-name="Text_20_body">This form of a combined client and server on the local device, with the server’s backend providing the actual ressource, forms a direct path mount - where the path to the block device can be passed to the application consuming or providing the res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source is that common pitfall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680">func (d *DirectSliceMount) Open() ([]byte, error)</text:p>
      <text:p text:style-name="First_20_paragraph">It is also possible to format the backend for a NBD server/mount with a filesystem and mount the underlying filesystem on the host that accesses a resource, where a file on this file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681">type ReadWriterAt interface {</text:p>
      <text:p text:style-name="P682"><text:s text:c="4"/>ReadAt(p []byte, off int64) (n int, err error)</text:p>
      <text:p text:style-name="P683"><text:s text:c="4"/>WriteAt(p []byte, off int64) (n int, err error)</text:p>
      <text:p text:style-name="P684">}</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685">totalRead := 0</text:p>
      <text:p text:style-name="P686">remaining := len(p)</text:p>
      <text:p text:style-name="P687"/>
      <text:p text:style-name="P688">buf := make([]byte, a.chunkSize)</text:p>
      <text:p text:style-name="P689">// Repeat until all chunks that need to be fetched have been fetched</text:p>
      <text:p text:style-name="P690">for remaining &gt; 0 {</text:p>
      <text:p text:style-name="P691"><text:s text:c="4"/>// Calculating the chunk and offset within the chunk</text:p>
      <text:p text:style-name="P692"><text:s text:c="4"/>chunkIndex := off / a.chunkSize</text:p>
      <text:p text:style-name="P693"><text:s text:c="4"/>indexedOffset := off % a.chunkSize</text:p>
      <text:p text:style-name="P694"><text:s text:c="4"/>readSize := int64(min(remaining, int(a.chunkSize-indexedOffset)))</text:p>
      <text:p text:style-name="P695"/>
      <text:p text:style-name="P696"><text:s text:c="4"/>// Reading from the next `ReadWriterAt` in the pipeline</text:p>
      <text:p text:style-name="P697"><text:s text:c="4"/>_, err := a.backend.ReadAt(buf, chunkIndex*a.chunkSize)</text:p>
      <text:p text:style-name="P698"><text:s text:c="4"/>// ...</text:p>
      <text:p text:style-name="P699"/>
      <text:p text:style-name="P700"><text:s text:c="4"/>copy(p[totalRead:], buf[indexedOffset:indexedOffset+readSize])</text:p>
      <text:p text:style-name="P701"><text:s text:c="4"/>// ...</text:p>
      <text:p text:style-name="P702"/>
      <text:p text:style-name="P703"><text:s text:c="4"/>remaining -= int(readSize)</text:p>
      <text:p text:style-name="P704">}</text:p>
      <text:p text:style-name="First_20_paragraph">The writer is implemented in a similar way; it starts by calculating the chunk and offset within the chunk. If an entire chunk is being written to at an aligned offset, it completely bypasses the chunking system, and writes the data directly to the backend so as to prevent unnecessary copies:</text:p>
      <text:p text:style-name="P705">// Calculating the chunk and offset within the chunk</text:p>
      <text:p text:style-name="P706">chunkIndex := off / a.chunkSize</text:p>
      <text:p text:style-name="P707">indexedOffset := off % a.chunkSize</text:p>
      <text:p text:style-name="P708">writeSize := int(min(remaining, int(a.chunkSize-indexedOffset)))</text:p>
      <text:p text:style-name="P709"/>
      <text:p text:style-name="P710">// Full chunk is covered by the write request, no need to read</text:p>
      <text:p text:style-name="P711">if indexedOffset == 0 &amp;&amp; writeSize == int(a.chunkSize) {</text:p>
      <text:p text:style-name="P712"><text:s text:c="4"/>_, err = a.backend.WriteAt(p[totalWritten:totalWritten+writeSize], chunkIndex*a.chunkSize)</text:p>
      <text:p text:style-name="P713">}</text:p>
      <text:p text:style-name="P714">//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715">// Read the existing chunk</text:p>
      <text:p text:style-name="P716">_, err = a.backend.ReadAt(buf, chunkIndex*a.chunkSize)</text:p>
      <text:p text:style-name="P717"/>
      <text:p text:style-name="P718">// Modify the chunk with the provided data</text:p>
      <text:p text:style-name="P719">copy(buf[indexedOffset:], p[totalWritten:totalWritten+writeSize])</text:p>
      <text:p text:style-name="P720"/>
      <text:p text:style-name="P721">// Write back the updated chunk</text:p>
      <text:p text:style-name="P722">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p text:style-name="P723">// Check if provided data is valid</text:p>
      <text:p text:style-name="P724">if off%c.chunkSize != 0 || int64(len(p)) != c.chunkSize {</text:p>
      <text:p text:style-name="P725"><text:s text:c="4"/>return 0, ErrInvalidOffset</text:p>
      <text:p text:style-name="P726">}</text:p>
      <text:p text:style-name="P727"/>
      <text:p text:style-name="P728">// Check if offset is valid</text:p>
      <text:p text:style-name="P729">if off &lt; 0 || off &gt;= int64(c.chunkSize*c.chunks) {</text:p>
      <text:p text:style-name="P730"><text:s text:c="4"/>return 0, ErrInvalidReadSize</text:p>
      <text:p text:style-name="P731">}</text:p>
      <text:p text:style-name="P732"/>
      <text:p text:style-name="P733">// Continues with the operation</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734">// Sort the chunks according to the pull priority callback</text:p>
      <text:p text:style-name="P735">sort.Slice(chunkIndexes, func(a, b int) bool {</text:p>
      <text:p text:style-name="P736"><text:s text:c="4"/>return pullPriority(chunkIndexes[a]) &gt; pullPriority(chunkIndexes[b])</text:p>
      <text:p text:style-name="P737">})</text:p>
      <text:p text:style-name="P738"/>
      <text:p text:style-name="P739">// ...</text:p>
      <text:p text:style-name="P740"/>
      <text:p text:style-name="P741">for {</text:p>
      <text:p text:style-name="P742"><text:s text:c="4"/>// Get the next chunk</text:p>
      <text:p text:style-name="P743"><text:s text:c="4"/>chunk := p.getNextChunk()</text:p>
      <text:p text:style-name="P744"/>
      <text:p text:style-name="P745"><text:s text:c="4"/>// Exit after all chunks have been pulled</text:p>
      <text:p text:style-name="P746"><text:s text:c="4"/>if chunk &gt;= p.chunks {</text:p>
      <text:p text:style-name="P747"><text:s text:c="8"/>break</text:p>
      <text:p text:style-name="P748"><text:s text:c="4"/>}</text:p>
      <text:p text:style-name="P749"><text:s text:c="4"/>// ...</text:p>
      <text:p text:style-name="P750"/>
      <text:p text:style-name="P751"><text:s text:c="4"/>// Reading the chunk from the backend</text:p>
      <text:p text:style-name="P752"><text:s text:c="4"/>_, err := p.backend.ReadAt(make([]byte, p.chunkSize), chunkIndex*p.chunkSize)</text:p>
      <text:p text:style-name="P753"><text:s text:c="4"/>// ...</text:p>
      <text:p text:style-name="P754">}</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755">// Track chunk</text:p>
      <text:p text:style-name="P756">chk := c.getOrTrackChunk(off)</text:p>
      <text:p text:style-name="P757"/>
      <text:p text:style-name="P758">// If chunk is available locally, return it</text:p>
      <text:p text:style-name="P759">if chk.local {</text:p>
      <text:p text:style-name="P760"><text:s text:c="4"/>return c.local.ReadAt(p, off)</text:p>
      <text:p text:style-name="P761">}</text:p>
      <text:p text:style-name="P762"/>
      <text:p text:style-name="P763">// If chunk is not available locally, copy it from the remote, then mark the chunk as local</text:p>
      <text:p text:style-name="P764">c.remote.ReadAt(p, off)</text:p>
      <text:p text:style-name="P765">c.local.WriteAt(p, off)</text:p>
      <text:p text:style-name="P766">chk.local = true</text:p>
      <text:p text:style-name="P767"/>
      <text:p text:style-name="P768">// Enable progress tracking</text:p>
      <text:p text:style-name="P769">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source is being pre-emptively copied to the destination system first. In addition to this however, since it can also schedule chunks to be available immediately, it has some of the characteristics of a post-copy migration system, too, where it is possible to fetch chunks as they become available, making it behave similarly to the <text:span text:style-name="Source_Text">rr+</text:span> prefetching mechanism mentioned in “Remote Regions”[47].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writebacks:</text:p>
      <text:p text:style-name="P770">// Wait until the worker gets a slot from a semaphore</text:p>
      <text:p text:style-name="P771">p.workerSem &lt;- struct{}{}</text:p>
      <text:p text:style-name="P772"/>
      <text:p text:style-name="P773">// First fetch from local ReaderAt, then copy to remote one</text:p>
      <text:p text:style-name="P774">b := make([]byte, p.chunkSize)</text:p>
      <text:p text:style-name="P775">p.local.ReadAt(b, off)</text:p>
      <text:p text:style-name="P776">p.remote.WriteAt(b, off)</text:p>
      <text:p text:style-name="P777"/>
      <text:p text:style-name="P778">// Remove the chunk from the writeback queue</text:p>
      <text:p text:style-name="P779">delete(p.changedOffsets, off)</text:p>
      <text:p text:style-name="First_20_paragraph">In order to prevent chunks from being pushed back to the remote before they have been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780">chunks.NewSyncedReadWriterAt(m.remote, local, func(off int64) error {</text:p>
      <text:p text:style-name="P781"><text:s text:c="4"/>return local.(*chunks.Pusher).MarkOffsetPushable(off)</text:p>
      <text:p text:style-name="P782">})</text:p>
      <text:p text:style-name="First_20_paragraph">Unlike the puller component, the pusher also functions as a pipeline step,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pushable,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TODO: Add graphic of the internal pipeline and how systems are connected to each other</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783">type ManagedMountHooks struct {</text:p>
      <text:p text:style-name="P784"><text:s text:c="4"/>OnBeforeSync func() error</text:p>
      <text:p text:style-name="P785"><text:s text:c="4"/>OnBeforeClose func() error</text:p>
      <text:p text:style-name="P786"><text:s text:c="4"/>OnChunkIsLocal func(off int64) error</text:p>
      <text:p text:style-name="P787">}</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Moreover, since the source host needs to keep track of which chunks have already been pulled, the system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just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a new tracking stage:</text:p>
      <text:p text:style-name="P788">type SeederRemote struct {</text:p>
      <text:p text:style-name="P789"><text:s text:c="4"/>ReadAt func(context context.Context, length int, off int64) (r ReadAtResponse, err error)</text:p>
      <text:p text:style-name="P790"><text:s text:c="4"/>Size <text:s text:c="2"/>func(context context.Context) (int64, error)</text:p>
      <text:p text:style-name="P791"><text:s text:c="4"/>Track <text:s text:c="1"/>func(context context.Context) error</text:p>
      <text:p text:style-name="P792"><text:s text:c="4"/>Sync <text:s text:c="2"/>func(context context.Context) ([]int64, error)</text:p>
      <text:p text:style-name="P793"><text:s text:c="4"/>Close <text:s text:c="1"/>func(context context.Context) error</text:p>
      <text:p text:style-name="P794">}</text:p>
      <text:p text:style-name="First_20_paragraph">Unlike the remote backend, the seeder also exposes a mount through the familiar path, file or slice APIs, meaning that even as the migration is in progress, the underlying res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lement in the same modular and composable way as the syncer, by providing a new pipeline stage, the <text:span text:style-name="Source_Text">TrackingReadWriter</text:span>. Once activated by the <text:span text:style-name="Source_Text">Track</text:span> RPC, the tracker intecepts all <text:span text:style-name="Source_Text">WriteAt</text:span> calls and adds them to a local map before calling the next stage.:</text:p>
      <text:p text:style-name="P795">// If tracking is enabled, mark the chunk as dirty</text:p>
      <text:p text:style-name="P796">if c.tracking {</text:p>
      <text:p text:style-name="P797"><text:s text:c="4"/>c.dirtyOffsetsIndex[off] = struct{}{}</text:p>
      <text:p text:style-name="P798"><text:s text:c="4"/>// ...</text:p>
      <text:p text:style-name="P799">}</text:p>
      <text:p text:style-name="P800"/>
      <text:p text:style-name="P801">// Call the next stage</text:p>
      <text:p text:style-name="P802">return c.backend.WriteAt(p, off)</text:p>
      <text:p text:style-name="First_20_paragraph">Once the <text:span text:style-name="Source_Text">Sync</text:span> RPC is called by the destination host, these dirty offsets are returned and the map is cleared:</text:p>
      <text:p text:style-name="Text_20_body">TODO: Add graphic of the pipeline’s design</text:p>
      <text:p text:style-name="Text_20_body">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p text:style-name="P803">type SeederGrpc struct {</text:p>
      <text:p text:style-name="P804"><text:s text:c="4"/>v1.UnimplementedSeederServer</text:p>
      <text:p text:style-name="P805"/>
      <text:p text:style-name="P806"><text:s text:c="4"/>svc *Seeder</text:p>
      <text:p text:style-name="P807">}</text:p>
      <text:p text:style-name="P808"/>
      <text:p text:style-name="P809">// ...</text:p>
      <text:p text:style-name="P810"/>
      <text:p text:style-name="P811">func (s *SeederGrpc) ReadAt(ctx context.Context, args *v1.ReadAtArgs) (*v1.ReadAtReply, error) {</text:p>
      <text:p text:style-name="P812"><text:s text:c="4"/>res, err := s.svc.ReadAt(ctx, int(args.GetLength()), args.GetOff())</text:p>
      <text:p text:style-name="P813"><text:s text:c="4"/>// ...</text:p>
      <text:p text:style-name="P814"/>
      <text:p text:style-name="P815"><text:s text:c="4"/>return &amp;v1.ReadAtReply{</text:p>
      <text:p text:style-name="P816"><text:s text:c="8"/>N: int32(res.N),</text:p>
      <text:p text:style-name="P817"><text:s text:c="8"/>P: res.P,</text:p>
      <text:p text:style-name="P818"><text:s text:c="4"/>}, nil</text:p>
      <text:p text:style-name="P819">}</text:p>
      <text:h text:style-name="Heading_20_3" text:outline-level="3"><text:bookmark-start text:name="leecher"/>Leecher<text:bookmark-end text:name="leecher"/></text:h>
      <text:p text:style-name="First_20_paragraph">The leecher then takes this abstract service struct provided by the seeder, which is implemented by a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text:p>
      <text:p text:style-name="Text_20_body">TODO: Add graphic of pipeline design</text:p>
      <text:p text:style-name="Text_20_body">This component simply blocks all read and write operations to/from the NBD device until <text:span text:style-name="Source_Text">Finalize</text:span> has been called by using a <text:span text:style-name="Source_Text">sync.Cond</text:span>. This is required becaused otherwise, stale data (before <text:span text:style-name="Source_Text">Finalize</text:span> marked the chunks as dirty) could have poisoned the kernel’s file cache if the application read data before finalization:</text:p>
      <text:p text:style-name="P820">// For `ReadAt/WriteAt`: Waits for finalization, then calls the actual read/write operation</text:p>
      <text:p text:style-name="P821">a.lock.L.Lock()</text:p>
      <text:p text:style-name="P822">if a.locked {</text:p>
      <text:p text:style-name="P823"><text:s text:c="4"/>a.lock.Wait()</text:p>
      <text:p text:style-name="P824">}</text:p>
      <text:p text:style-name="P825">a.lock.L.Unlock()</text:p>
      <text:p text:style-name="P826"/>
      <text:p text:style-name="P827">// Unlocks the `sync.Cond` and broadcasts the new unlocked state to all previously blocked `ReadAt`/`WriteAt` operations</text:p>
      <text:p text:style-name="P828">func (a *LockableReadWriterAt) Unlock() {</text:p>
      <text:p text:style-name="P829"><text:s text:c="4"/>a.lock.L.Lock()</text:p>
      <text:p text:style-name="P830"><text:s text:c="4"/>a.locked = false</text:p>
      <text:p text:style-name="P831"><text:s text:c="4"/>a.lock.Broadcast()</text:p>
      <text:p text:style-name="P832"><text:s text:c="4"/>a.lock.L.Unlock()</text:p>
      <text:p text:style-name="P833">}</text:p>
      <text:p text:style-name="First_20_paragraph">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834">// Suspends the remote application, flushes the mount and returns offsets that have been written too since `Track()`</text:p>
      <text:p text:style-name="P835">dirtyOffsets, err := l.remote.Sync(l.ctx)</text:p>
      <text:p text:style-name="P836"/>
      <text:p text:style-name="P837">// Marks the chunks as remote, causing subsequent reads to pull them again</text:p>
      <text:p text:style-name="P838">l.syncedReadWriter.MarkAsRemote(dirtyOffsets)</text:p>
      <text:p text:style-name="P839"/>
      <text:p text:style-name="P840">// Schedules the chunks to be pulled in the background immediately</text:p>
      <text:p text:style-name="P841">l.puller.Finalize(dirtyOffsets)</text:p>
      <text:p text:style-name="P842"/>
      <text:p text:style-name="P843">// Unlocks the local ressource for reading</text:p>
      <text:p text:style-name="P844">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in a similar wa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845">func (b *FileBackend) ReadAt(p []byte, off int64) (n int, err error) {</text:p>
      <text:p text:style-name="P846"><text:s text:c="4"/>b.lock.RLock()</text:p>
      <text:p text:style-name="P847"><text:s text:c="4"/>defer b.lock.RUnlock()</text:p>
      <text:p text:style-name="P848"/>
      <text:p text:style-name="P849"><text:s text:c="4"/>n, err = b.file.ReadAt(p, off)</text:p>
      <text:p text:style-name="P850"><text:s text:c="4"/>// ...</text:p>
      <text:p text:style-name="P851">}</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to close an open file if the limit would be exceeded:</text:p>
      <text:p text:style-name="P852">// Open files limit exceedd</text:p>
      <text:p text:style-name="P853">if int64(len(b.filesQueue)) == b.maxOpenFiles {</text:p>
      <text:p text:style-name="P854"><text:s text:c="4"/>// Find the least recently used offset and corresponding file</text:p>
      <text:p text:style-name="P855"><text:s text:c="4"/>lruOff := b.filesQueue[0]</text:p>
      <text:p text:style-name="P856"><text:s text:c="4"/>lruFl := b.files[lruOff]</text:p>
      <text:p text:style-name="P857"/>
      <text:p text:style-name="P858"><text:s text:c="4"/>// Close and nil it</text:p>
      <text:p text:style-name="P859"><text:s text:c="4"/>if lruFl.file != nil {</text:p>
      <text:p text:style-name="P860"><text:s text:c="8"/>if err := lruFl.file.Close(); err != nil {</text:p>
      <text:p text:style-name="P861"><text:s text:c="12"/>return nil, err</text:p>
      <text:p text:style-name="P862"><text:s text:c="8"/>}</text:p>
      <text:p text:style-name="P863"/>
      <text:p text:style-name="P864"><text:s text:c="8"/>lruFl.file = nil</text:p>
      <text:p text:style-name="P865"><text:s text:c="4"/>}</text:p>
      <text:p text:style-name="P866"/>
      <text:p text:style-name="P867"><text:s text:c="4"/>// Remove it from the list and map of open files</text:p>
      <text:p text:style-name="P868"><text:s text:c="4"/>delete(b.files, lruOff)</text:p>
      <text:p text:style-name="P869"><text:s text:c="4"/>b.filesQueue = b.filesQueue[1:]</text:p>
      <text:p text:style-name="P870">}</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cases, esp. if the backend exposes a custom res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store with network access. To implement a mount backend, chunk offses can be mapped to keys, and since bytes are a valid key type, the chunk itself can be stored directly in the KV store; if keys don’t exist, they are simply treated as empty chunks:</text:p>
      <text:p text:style-name="P871">func (b *RedisBackend) ReadAt(p []byte, off int64) (n int, err error) {</text:p>
      <text:p text:style-name="P872"><text:s text:c="4"/>// Retrieve a key corresponding to the chunk from Redis</text:p>
      <text:p text:style-name="P873"><text:s text:c="4"/>val, err := b.client.Get(b.ctx, strconv.FormatInt(off, 10)).Bytes()</text:p>
      <text:p text:style-name="P874"><text:s text:c="4"/>// If <text:s text:c="1"/>a key does not exist, treat it as an empty chunk</text:p>
      <text:p text:style-name="P875"><text:s text:c="4"/>if err == redis.Nil {</text:p>
      <text:p text:style-name="P876"><text:s text:c="8"/>return len(p), nil</text:p>
      <text:p text:style-name="P877"><text:s text:c="4"/>}</text:p>
      <text:p text:style-name="P878"><text:s text:c="4"/>// ...</text:p>
      <text:p text:style-name="P879">}</text:p>
      <text:p text:style-name="P880"/>
      <text:p text:style-name="P881">func (b *RedisBackend) WriteAt(p []byte, off int64) (n int, err error) {</text:p>
      <text:p text:style-name="P882"><text:s text:c="4"/>// Store an offset as a key-value pair in Redis</text:p>
      <text:p text:style-name="P883"><text:s text:c="4"/>b.client.Set(b.ctx, strconv.FormatInt(off, 10), p, 0)</text:p>
      <text:p text:style-name="P884"><text:s text:c="4"/>// ...</text:p>
      <text:p text:style-name="P885">}</text:p>
      <text:p text:style-name="First_20_paragraph">Using Redis is particularly interesting because it is able to handle locking the indiviudal chunks server-side in an efficient wa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systems and more into memory. While S3 has traditionally been mostly a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886">func (b *S3Backend) ReadAt(p []byte, off int64) (n int, err error) {</text:p>
      <text:p text:style-name="P887"><text:s text:c="4"/>// Receiving a chunk using Minio's S3 client</text:p>
      <text:p text:style-name="P888"><text:s text:c="4"/>obj, err := b.client.GetObject(b.bucket, b.prefix+"-"+strconv.FormatInt(off, 10), minio.GetObjectOptions{})</text:p>
      <text:p text:style-name="P889"><text:s text:c="4"/>if err != nil {</text:p>
      <text:p text:style-name="P890"><text:s text:c="8"/>// If an object is not found, it is treated as an empty chunk</text:p>
      <text:p text:style-name="P891"><text:s text:c="8"/>if err.Error() == errNoSuchKey.Error() {</text:p>
      <text:p text:style-name="P892"><text:s text:c="12"/>return len(p), nil</text:p>
      <text:p text:style-name="P893"><text:s text:c="8"/>}</text:p>
      <text:p text:style-name="P894"/>
      <text:p text:style-name="P895"><text:s text:c="8"/>// <text:s text:c="1"/>...</text:p>
      <text:p text:style-name="P896"><text:s text:c="4"/>}</text:p>
      <text:p text:style-name="P897"><text:s text:c="4"/>// ...</text:p>
      <text:p text:style-name="P898">}</text:p>
      <text:h text:style-name="Heading_20_3" text:outline-level="3"><text:bookmark-start text:name="document-databases-with-cassandra"/>Document Databases with Cassandra<text:bookmark-end text:name="document-databases-with-cassandra"/></text:h>
      <text:p text:style-name="First_20_paragraph">Another option to access persistent remote ressource is a NoSQL database such as Cassandra, specifically ScyllaDB, which improves on Cassandra’s latency, a key metric for mounting remote resources. While this backend is more of a proof of concept rather than a real usecase, it does show that even a database can be mapped to a memory region, which does allow for the interesting usecase of making the databases’ contents available directly in memory without having to use a database-specific client. Here, <text:span text:style-name="Source_Text">ReadAt</text:span> and <text:span text:style-name="Source_Text">WriteAt</text:span> are implemented by issues queries through Cassandra’s DSL, where each row represents a chunk identified by it’s offset as the primary, and as with Redis and S3, non-existing rows are treated as empty chunks:</text:p>
      <text:p text:style-name="P899">func (b *CassandraBackend) ReadAt(p []byte, off int64) (n int, err error) {</text:p>
      <text:p text:style-name="P900"><text:s text:c="4"/>// Executing a select query for a specific chunk, then scanning it into a byte slice</text:p>
      <text:p text:style-name="P901"><text:s text:c="4"/>var val []byte</text:p>
      <text:p text:style-name="P902"><text:s text:c="4"/>if err := b.session.Query(`select data from `+b.table+` where key = ? limit 1`, b.prefix+"-"+strconv.FormatInt(off, 10)).Scan(&amp;val); err != nil {</text:p>
      <text:p text:style-name="P903"><text:s text:c="8"/>if err == gocql.ErrNotFound {</text:p>
      <text:p text:style-name="P904"><text:s text:c="12"/>return len(p), nil</text:p>
      <text:p text:style-name="P905"><text:s text:c="8"/>}</text:p>
      <text:p text:style-name="P906"/>
      <text:p text:style-name="P907"><text:s text:c="8"/>return 0, err</text:p>
      <text:p text:style-name="P908"><text:s text:c="4"/>}</text:p>
      <text:p text:style-name="P909"><text:s text:c="4"/>// ...</text:p>
      <text:p text:style-name="P910">}</text:p>
      <text:p text:style-name="P911"/>
      <text:p text:style-name="P912">func (b *CassandraBackend) WriteAt(p []byte, off int64) (n int, err error) {</text:p>
      <text:p text:style-name="P913"><text:s text:c="4"/>// Upserting a row with a chunk's new content</text:p>
      <text:p text:style-name="P914"><text:s text:c="4"/>b.session.Query(`insert into `+b.table+` (key, data) values (?, ?)`, b.prefix+"-"+strconv.FormatInt(off, 10), p).Exec()</text:p>
      <text:p text:style-name="P915"><text:s text:c="4"/>// ...</text:p>
      <text:p text:style-name="P916">}</text:p>
      <text:p text:style-name="First_20_paragraph">Support for multiple regions can be implement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 RPC framework developed as part of r3map is Dudireka[48].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ons and transfer ch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49].</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917">// Server</text:p>
      <text:p text:style-name="P918">type local struct { counter int64 }</text:p>
      <text:p text:style-name="P919"/>
      <text:p text:style-name="P920">func (s *local) Increment(ctx context.Context, delta int64) (int64, error) {</text:p>
      <text:p text:style-name="P921"><text:s text:c="4"/>return atomic.AddInt64(&amp;s.counter, delta), nil</text:p>
      <text:p text:style-name="P922">}</text:p>
      <text:p text:style-name="P923"/>
      <text:p text:style-name="P924">// Client</text:p>
      <text:p text:style-name="P925">type local struct{}</text:p>
      <text:p text:style-name="P926"/>
      <text:p text:style-name="P927">func (s *local) Println(ctx context.Context, msg string) error {</text:p>
      <text:p text:style-name="P928"><text:s text:c="4"/>fmt.Println(msg)</text:p>
      <text:p text:style-name="P929"><text:s text:c="4"/>// ...</text:p>
      <text:p text:style-name="P930">}</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text:p>
      <text:p text:style-name="P931">// Server</text:p>
      <text:p text:style-name="P932">type remote struct {</text:p>
      <text:p text:style-name="P933"><text:s text:c="4"/>Println func(ctx context.Context, msg string) error</text:p>
      <text:p text:style-name="P934">}</text:p>
      <text:p text:style-name="P935"/>
      <text:p text:style-name="P936">registry := rpc.NewRegistry(</text:p>
      <text:p text:style-name="P937"><text:s text:c="4"/>&amp;local{},</text:p>
      <text:p text:style-name="P938"><text:s text:c="4"/>remote{},</text:p>
      <text:p text:style-name="P939"><text:s text:c="4"/>// ...</text:p>
      <text:p text:style-name="P940">)</text:p>
      <text:p text:style-name="P941"/>
      <text:p text:style-name="P942">// Client</text:p>
      <text:p text:style-name="P943">type remote struct {</text:p>
      <text:p text:style-name="P944"><text:s text:c="4"/>Increment func(ctx context.Context, delta int64) (int64, error)</text:p>
      <text:p text:style-name="P945">}</text:p>
      <text:p text:style-name="P946"/>
      <text:p text:style-name="P947">registry := rpc.NewRegistry(</text:p>
      <text:p text:style-name="P948"><text:s text:c="4"/>&amp;local{},</text:p>
      <text:p text:style-name="P949"><text:s text:c="4"/>remote{},</text:p>
      <text:p text:style-name="P950"><text:s text:c="4"/>// ...</text:p>
      <text:p text:style-name="P951">)</text:p>
      <text:p text:style-name="First_20_paragraph">This handler can then be linked to a connection provided by any transport layer, i.e. TCP:</text:p>
      <text:p text:style-name="P952">// Server: Create a TCP listener, wait for a connection, and link it to the registry</text:p>
      <text:p text:style-name="P953">lis, err := net.Listen("tcp", "localhost:1337")</text:p>
      <text:p text:style-name="P954">conn, err := lis.Accept()</text:p>
      <text:p text:style-name="P955">registry.Link(conn)</text:p>
      <text:p text:style-name="P956"/>
      <text:p text:style-name="P957">// Client: Connect to the TCP listener and link it to the registry</text:p>
      <text:p text:style-name="P958">conn, err := net.Dial("tcp", *addr)</text:p>
      <text:p text:style-name="P959">registry.Link(conn)</text:p>
      <text:p text:style-name="First_20_paragraph">After both registries have been linked to the transport, it is possible to call the RPCs exposed by the remote peers from both the server and the client, which makes bi-directional communication possible:</text:p>
      <text:p text:style-name="P960">// Server: Calls the `Println` RPC exposed by the client</text:p>
      <text:p text:style-name="P961">for _, peer := range registry.Peers() {</text:p>
      <text:p text:style-name="P962"><text:s text:c="4"/>peer.Println(ctx, "Hello, world!")</text:p>
      <text:p text:style-name="P963">}</text:p>
      <text:p text:style-name="P964"/>
      <text:p text:style-name="P965">// Client: Calls the `Increment` RPC exposed by the server</text:p>
      <text:p text:style-name="P966">for _, peer := range registry.Peers() {</text:p>
      <text:p text:style-name="P967"><text:s text:c="4"/>new, err := peer.Increment(ctx, 1)</text:p>
      <text:p text:style-name="P968"/>
      <text:p text:style-name="P969"><text:s text:c="4"/>log.Println(new) // Returns the value incremented by one</text:p>
      <text:p text:style-name="P970">}</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971">// Server</text:p>
      <text:p text:style-name="P972">func (s *local) Iterate(</text:p>
      <text:p text:style-name="P973"><text:s text:c="4"/>ctx context.Context,</text:p>
      <text:p text:style-name="P974"><text:s text:c="4"/>length int,</text:p>
      <text:p text:style-name="P975"><text:s text:c="4"/>onIteration func(i int, b string) (string, error), // Closure that is being passed in</text:p>
      <text:p text:style-name="P976">) (int, error) {</text:p>
      <text:p text:style-name="P977"><text:s text:c="4"/>for i := 0; i &lt; length; i++ {</text:p>
      <text:p text:style-name="P978"><text:s text:c="8"/>rv, err := onIteration(i, "This is from the callee") // Remote closure is being called</text:p>
      <text:p text:style-name="P979"><text:s text:c="4"/>}</text:p>
      <text:p text:style-name="P980"/>
      <text:p text:style-name="P981"><text:s text:c="4"/>return length, nil</text:p>
      <text:p text:style-name="P982">}</text:p>
      <text:p text:style-name="P983"/>
      <text:p text:style-name="P984">// Client</text:p>
      <text:p text:style-name="P985">type remote struct {</text:p>
      <text:p text:style-name="P986"><text:s text:c="4"/>Iterate func(</text:p>
      <text:p text:style-name="P987"><text:s text:c="8"/>ctx context.Context,</text:p>
      <text:p text:style-name="P988"><text:s text:c="8"/>length int,</text:p>
      <text:p text:style-name="P989"><text:s text:c="8"/>onIteration func(i int, b string) (string, error), // The closure is defined in the placeholder struct</text:p>
      <text:p text:style-name="P990"><text:s text:c="4"/>) (int, error)</text:p>
      <text:p text:style-name="P991">}</text:p>
      <text:p text:style-name="P992"/>
      <text:p text:style-name="P993">for _, peer := range registry.Peers() {</text:p>
      <text:p text:style-name="P994"><text:s text:c="4"/>// `Iterate` RPC provided by the server is called</text:p>
      <text:p text:style-name="P995"><text:s text:c="4"/>length, err := Iterate(peer, ctx, 5, func(i int, b string) (string, error) {</text:p>
      <text:p text:style-name="P996"><text:s text:c="8"/>// Closure is transparently provided as a regular argumnt</text:p>
      <text:p text:style-name="P997"><text:s text:c="8"/>return "This is from the caller", nil</text:p>
      <text:p text:style-name="P998"><text:s text:c="4"/>})</text:p>
      <text:p text:style-name="P999"/>
      <text:p text:style-name="P1000"><text:s text:c="4"/>log.Println(length) // Despite having a closure as an argument, the RPC can still return values</text:p>
      <text:p text:style-name="P1001">}</text:p>
      <text:h text:style-name="Heading_20_3" text:outline-level="3"><text:bookmark-start text:name="protocol"/>Protocol<text:bookmark-end text:name="protocol"/></text:h>
      <text:p text:style-name="First_20_paragraph">The protocol used for dudirekta is simple and based on JSONL; a function call, i.e. to <text:span text:style-name="Source_Text">Println</text:span> looks like this:</text:p>
      <text:p text:style-name="P1002">[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1003">[false, "1", "", ""]</text:p>
      <text:p text:style-name="First_20_paragraph">Here, the message is marked as a return value in the first element, the ID is passed with the second element and both the actual return value (third element) and error (fourth element) are nil and represented by an empty s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text:p>
      <text:p text:style-name="P1004">// Unmarshalling the function name and args from the protocol</text:p>
      <text:p text:style-name="P1005">var functionName string</text:p>
      <text:p text:style-name="P1006">json.Unmarshal(res[2], &amp;functionName)</text:p>
      <text:p text:style-name="P1007"/>
      <text:p text:style-name="P1008">var functionArgs []json.RawMessage</text:p>
      <text:p text:style-name="P1009">json.Unmarshal(res[3], &amp;functionArgs)</text:p>
      <text:p text:style-name="P1010"/>
      <text:p text:style-name="P1011">// Looking up the field on the local struct</text:p>
      <text:p text:style-name="P1012">function := reflect.</text:p>
      <text:p text:style-name="P1013"><text:s text:c="4"/>ValueOf(r.local.wrappee).</text:p>
      <text:p text:style-name="P1014"><text:s text:c="4"/>MethodByName(functionName)</text:p>
      <text:p text:style-name="P1015"/>
      <text:p text:style-name="P1016">// Only continue if the field can be called</text:p>
      <text:p text:style-name="P1017">if function.Kind() != reflect.Func {</text:p>
      <text:p text:style-name="P1018"><text:s text:c="4"/>return ErrCannotCallNonFunction</text:p>
      <text:p text:style-name="P1019">}</text:p>
      <text:p text:style-name="P1020"/>
      <text:p text:style-name="P1021">// Validation of the argument count</text:p>
      <text:p text:style-name="P1022">if function.Type().NumIn() != len(functionArgs)+1 {</text:p>
      <text:p text:style-name="P1023"><text:s text:c="4"/>return ErrInvalidArgs</text:p>
      <text:p text:style-name="P1024">}</text:p>
      <text:p text:style-name="P1025"/>
      <text:p text:style-name="P1026">// Validation of the arguments' types; if an argument can not be unmarshalled, the call is cancelled</text:p>
      <text:p text:style-name="P1027">args := []reflect.Value{}</text:p>
      <text:p text:style-name="P1028">for i := 0; i &lt; function.Type().NumIn(); i++ {</text:p>
      <text:p text:style-name="P1029"><text:s text:c="4"/>functionType := function.Type().In(i)</text:p>
      <text:p text:style-name="P1030"/>
      <text:p text:style-name="P1031"><text:s text:c="4"/>arg := reflect.New(functionType)</text:p>
      <text:p text:style-name="P1032"><text:s text:c="4"/>if err := json.Unmarshal(functionArgs[i-1], arg.Interface()); err != nil {</text:p>
      <text:p text:style-name="P1033"><text:s text:c="8"/>return err</text:p>
      <text:p text:style-name="P1034"><text:s text:c="4"/>}</text:p>
      <text:p text:style-name="P1035"/>
      <text:p text:style-name="P1036"><text:s text:c="4"/>args = append(args, arg.Elem())</text:p>
      <text:p text:style-name="P1037">}</text:p>
      <text:p text:style-name="First_20_paragraph">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text:p>
      <text:p text:style-name="P1038">func (m *closureManager) CallClosure(ctx context.Context, closureID string, args []interface{}) (interface{}, error) {</text:p>
      <text:p text:style-name="P1039"><text:s text:c="4"/>// Looking up a reference to the closure's implementation by it's call ID</text:p>
      <text:p text:style-name="P1040"><text:s text:c="4"/>closure, ok := m.closures[closureID]</text:p>
      <text:p text:style-name="P1041"><text:s text:c="4"/>// ...</text:p>
      <text:p text:style-name="P1042"/>
      <text:p text:style-name="P1043"><text:s text:c="4"/>// Calling the closure</text:p>
      <text:p text:style-name="P1044"><text:s text:c="4"/>return closure(args...)</text:p>
      <text:p text:style-name="P1045">}</text:p>
      <text:p text:style-name="First_20_paragraph">It also garbage collects those references after a RPC that has provided a closure has returned:</text:p>
      <text:p text:style-name="P1046">// If a closure is provided as an argument, handle it differently</text:p>
      <text:p text:style-name="P1047">if arg.Kind() == reflect.Func {</text:p>
      <text:p text:style-name="P1048"><text:s text:c="4"/>closureID, freeClosure, err := registerClosure(r.local.wrapper, arg.Interface())</text:p>
      <text:p text:style-name="P1049"><text:s text:c="4"/>// Freeing the closure after the RPC that has provided it is out of scope</text:p>
      <text:p text:style-name="P1050"><text:s text:c="4"/>defer freeClosure()</text:p>
      <text:p text:style-name="P1051"/>
      <text:p text:style-name="P1052"><text:s text:c="4"/>cmdArgs = append(cmdArgs, closureID)</text:p>
      <text:p text:style-name="P1053">}</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and set using reflection:</text:p>
      <text:p text:style-name="P1054">// Iterating over the fields of the struct</text:p>
      <text:p text:style-name="P1055">for i := 0; i &lt; remote.NumField(); i++ {</text:p>
      <text:p text:style-name="P1056"><text:s text:c="4"/>functionField := remote.Type().Field(i)</text:p>
      <text:p text:style-name="P1057"><text:s text:c="4"/>functionType := functionField.Type</text:p>
      <text:p text:style-name="P1058"><text:s text:c="4"/>// ...</text:p>
      <text:p text:style-name="P1059"/>
      <text:p text:style-name="P1060"><text:s text:c="4"/>// Validating that the requirements for the return values are met</text:p>
      <text:p text:style-name="P1061"><text:s text:c="4"/>if functionType.NumOut() &lt;= 0 || functionType.NumOut() &gt; 2 {</text:p>
      <text:p text:style-name="P1062"><text:s text:c="8"/>return ErrInvalidReturn</text:p>
      <text:p text:style-name="P1063"><text:s text:c="4"/>}</text:p>
      <text:p text:style-name="P1064"><text:s text:c="4"/>// ...</text:p>
      <text:p text:style-name="P1065"/>
      <text:p text:style-name="P1066"><text:s text:c="4"/>// Validating that the requirements for the arguments are met</text:p>
      <text:p text:style-name="P1067"><text:s text:c="4"/>if functionType.NumIn() &lt; 1 {</text:p>
      <text:p text:style-name="P1068"><text:s text:c="8"/>return ErrInvalidArgs</text:p>
      <text:p text:style-name="P1069"><text:s text:c="4"/>}</text:p>
      <text:p text:style-name="P1070"><text:s text:c="4"/>// ...</text:p>
      <text:p text:style-name="P1071"/>
      <text:p text:style-name="P1072"><text:s text:c="4"/>// Using reflection to set the method's implementations</text:p>
      <text:p text:style-name="P1073"><text:s text:c="4"/>remote.</text:p>
      <text:p text:style-name="P1074"><text:s text:c="8"/>FieldByName(functionField.Name).</text:p>
      <text:p text:style-name="P1075"><text:s text:c="8"/>Set(r.makeRPC( // Creating the actual RPC implementation</text:p>
      <text:p text:style-name="P1076"><text:s text:c="12"/>functionField.Name,</text:p>
      <text:p text:style-name="P1077"><text:s text:c="12"/>functionType,</text:p>
      <text:p text:style-name="P1078"><text:s text:c="12"/>errs,</text:p>
      <text:p text:style-name="P1079"><text:s text:c="12"/>conn,</text:p>
      <text:p text:style-name="P1080"><text:s text:c="12"/>responseResolver,</text:p>
      <text:p text:style-name="P1081"><text:s text:c="8"/>))</text:p>
      <text:p text:style-name="P1082">}</text:p>
      <text:p text:style-name="First_20_paragraph">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1083">// Creating the implementation method</text:p>
      <text:p text:style-name="P1084">reflect.MakeFunc(functionType, func(args []reflect.Value) (results []reflect.Value) {</text:p>
      <text:p text:style-name="P1085"><text:s text:c="8"/>// Generating a unique call ID</text:p>
      <text:p text:style-name="P1086"><text:s text:c="8"/>callID := uuid.NewString()</text:p>
      <text:p text:style-name="P1087"/>
      <text:p text:style-name="P1088"><text:s text:c="8"/>cmdArgs := []any{}</text:p>
      <text:p text:style-name="P1089"><text:s text:c="8"/>for i, arg := range args {</text:p>
      <text:p text:style-name="P1090"><text:s text:c="12"/>// Collecting the function arguments</text:p>
      <text:p text:style-name="P1091"><text:s text:c="8"/>}</text:p>
      <text:p text:style-name="P1092"/>
      <text:p text:style-name="P1093"><text:s text:c="8"/>// Marshalling the JSONL for the call</text:p>
      <text:p text:style-name="P1094"><text:s text:c="8"/>b, err := json.Marshal(cmd)</text:p>
      <text:p text:style-name="P1095"/>
      <text:p text:style-name="P1096"><text:s text:c="8"/>// Writing the JSONL to the remote</text:p>
      <text:p text:style-name="P1097"><text:s text:c="8"/>conn.Write(b)</text:p>
      <text:p text:style-name="P1098"><text:s text:c="8"/>// ...</text:p>
      <text:p text:style-name="P1099">})</text:p>
      <text:p text:style-name="First_20_paragraph">Once the remote has responded with a message containing the unique call ID, it unmarshals the return values, and returns from the implemented method:</text:p>
      <text:p text:style-name="P1100">// Spawning a new goroutine to handle the RPC return values</text:p>
      <text:p text:style-name="P1101">res := make(chan response)</text:p>
      <text:p text:style-name="P1102">go func() {</text:p>
      <text:p text:style-name="P1103"><text:s text:c="4"/>for {</text:p>
      <text:p text:style-name="P1104"><text:s text:c="8"/>// Waiting for a message with the correct call ID to be received over a broadcaster channel</text:p>
      <text:p text:style-name="P1105"><text:s text:c="8"/>msg := &lt;-l.Ch()</text:p>
      <text:p text:style-name="P1106"><text:s text:c="8"/>if msg.id == callID {</text:p>
      <text:p text:style-name="P1107"><text:s text:c="12"/>res &lt;- msg</text:p>
      <text:p text:style-name="P1108"/>
      <text:p text:style-name="P1109"><text:s text:c="12"/>return</text:p>
      <text:p text:style-name="P1110"><text:s text:c="8"/>}</text:p>
      <text:p text:style-name="P1111"><text:s text:c="4"/>}</text:p>
      <text:p text:style-name="P1112">}()</text:p>
      <text:p text:style-name="P1113">// ...</text:p>
      <text:p text:style-name="P1114"/>
      <text:p text:style-name="P1115">// Receiving the raw return values</text:p>
      <text:p text:style-name="P1116">rawReturnValue := &lt;-res:</text:p>
      <text:p text:style-name="P1117"/>
      <text:p text:style-name="P1118">// Unmarshalling, validating and returning the return values</text:p>
      <text:p text:style-name="First_20_paragraph">Closures are implemented similarly to this. If a closure is provided as a function argument, instead of marsh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1119">// If an argument is a function instead of a JSON-serializable value, handle it differently</text:p>
      <text:p text:style-name="P1120">if functionType.Kind() == reflect.Func {</text:p>
      <text:p text:style-name="P1121"><text:s text:c="4"/>// Create a closure proxy</text:p>
      <text:p text:style-name="P1122"><text:s text:c="4"/>arg := reflect.MakeFunc(functionType, func(args []reflect.Value) (results []reflect.Value) {</text:p>
      <text:p text:style-name="P1123"><text:s text:c="8"/>// ...</text:p>
      <text:p text:style-name="P1124"/>
      <text:p text:style-name="P1125"><text:s text:c="8"/>// A reference to the virtual `CallClosure` RPC</text:p>
      <text:p text:style-name="P1126"><text:s text:c="8"/>rpc := r.makeRPC(</text:p>
      <text:p text:style-name="P1127"><text:s text:c="12"/>"CallClosure",</text:p>
      <text:p text:style-name="P1128"><text:s text:c="12"/>// ...</text:p>
      <text:p text:style-name="P1129"><text:s text:c="8"/>)</text:p>
      <text:p text:style-name="P1130"/>
      <text:p text:style-name="P1131"><text:s text:c="8"/>// Continues with the same marshalling logic as regular function calls, then calls the virtual `CallClosure` RPC on the remote</text:p>
      <text:p text:style-name="P1132"><text:s text:c="4"/>})</text:p>
      <text:p text:style-name="P1133">}</text:p>
      <text:h text:style-name="Heading_20_3" text:outline-level="3"><text:bookmark-start text:name="adapter-for-mounts-and-migrations"/>Adapter for Mounts and Migrations<text:bookmark-end text:name="adapter-for-mounts-and-migrations"/></text:h>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p text:style-name="P1134">func NewRPCBackend(</text:p>
      <text:p text:style-name="P1135"><text:s text:c="4"/>ctx context.Context, // Global context to be used for Dudirekta calls</text:p>
      <text:p text:style-name="P1136"><text:s text:c="4"/>remote *services.BackendRemote, // Dudirekta placeholder struct that is implemented by the registry</text:p>
      <text:p text:style-name="P1137">) *RPCBackend {</text:p>
      <text:p text:style-name="P1138"><text:s text:c="4"/>return &amp;RPCBackend{ctx, remote}</text:p>
      <text:p text:style-name="P1139">}</text:p>
      <text:p text:style-name="P1140"/>
      <text:p text:style-name="P1141">func (b *RPCBackend) ReadAt(p []byte, off int64) (n int, err error) {</text:p>
      <text:p text:style-name="P1142"><text:s text:c="4"/>// Calling the RPC</text:p>
      <text:p text:style-name="P1143"><text:s text:c="4"/>r, err := b.remote.ReadAt(b.ctx, len(p), off)</text:p>
      <text:p text:style-name="P1144"><text:s text:c="4"/>if err != nil {</text:p>
      <text:p text:style-name="P1145"><text:s text:c="8"/>return -1, err</text:p>
      <text:p text:style-name="P1146"><text:s text:c="4"/>}</text:p>
      <text:p text:style-name="P1147"/>
      <text:p text:style-name="P1148"><text:s text:c="4"/>// Making the result compatible with the `go-nbd` backend interface</text:p>
      <text:p text:style-name="P1149"><text:s text:c="4"/>n = r.N</text:p>
      <text:p text:style-name="P1150"><text:s text:c="4"/>copy(p, r.P)</text:p>
      <text:p text:style-name="P1151"/>
      <text:p text:style-name="P1152"><text:s text:c="4"/>return</text:p>
      <text:p text:style-name="P1153">}</text:p>
      <text:p text:style-name="P1154"/>
      <text:p text:style-name="P1155">// Same for all other mount/migration API method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as is evident from the results section. This is mostly the case because of it’s JSONL-based wire format, which, while simply and easy to analyize, is quite slow to marshal and unmarshal.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1156">// Fully-qualified package name</text:p>
      <text:p text:style-name="P1157">package com.pojtinger.felicitas.r3map.migration.v1;</text:p>
      <text:p text:style-name="P1158">// ...</text:p>
      <text:p text:style-name="P1159"/>
      <text:p text:style-name="P1160">// RPCs that are being provided, in this case for the migration API</text:p>
      <text:p text:style-name="P1161">service Seeder {</text:p>
      <text:p text:style-name="P1162"><text:s text:c="2"/>rpc ReadAt(ReadAtArgs) returns (ReadAtReply) {};</text:p>
      <text:p text:style-name="P1163"><text:s text:c="2"/>rpc Size(SizeArgs) returns (SizeReply) {};</text:p>
      <text:p text:style-name="P1164"><text:s text:c="2"/>rpc Track(TrackArgs) returns (TrackReply) {};</text:p>
      <text:p text:style-name="P1165"><text:s text:c="2"/>rpc Sync(SyncArgs) returns (SyncReply) {};</text:p>
      <text:p text:style-name="P1166"><text:s text:c="2"/>rpc Close(CloseArgs) returns (CloseReply) {};</text:p>
      <text:p text:style-name="P1167">}</text:p>
      <text:p text:style-name="P1168"/>
      <text:p text:style-name="P1169">// Message definition for the `ReadAt` RPC</text:p>
      <text:p text:style-name="P1170">message ReadAtArgs {</text:p>
      <text:p text:style-name="P1171"><text:s text:c="2"/>int32 Length = 1;</text:p>
      <text:p text:style-name="P1172"><text:s text:c="2"/>int64 Off = 2;</text:p>
      <text:p text:style-name="P1173">}</text:p>
      <text:p text:style-name="P1174">//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p text:style-name="P1175">type SeederGrpc struct {</text:p>
      <text:p text:style-name="P1176"><text:s text:c="4"/>v1.UnimplementedSeederServer // Generated gRPC interface</text:p>
      <text:p text:style-name="P1177"/>
      <text:p text:style-name="P1178"><text:s text:c="4"/>svc *Seeder // Dudirekta RPC implementation</text:p>
      <text:p text:style-name="P1179">}</text:p>
      <text:p text:style-name="P1180"/>
      <text:p text:style-name="P1181">func (s *SeederGrpc) ReadAt(ctx context.Context, args *v1.ReadAtArgs) (*v1.ReadAtReply, error) {</text:p>
      <text:p text:style-name="P1182"><text:s text:c="4"/>// Forwarding the call to the service implementation from Dudirekta</text:p>
      <text:p text:style-name="P1183"><text:s text:c="4"/>res, err := s.svc.ReadAt(ctx, int(args.GetLength()), args.GetOff())</text:p>
      <text:p text:style-name="P1184"><text:s text:c="4"/>// ...</text:p>
      <text:p text:style-name="P1185"/>
      <text:p text:style-name="P1186"><text:s text:c="4"/>// Making the result compatible with gRPC's generated interface</text:p>
      <text:p text:style-name="P1187"><text:s text:c="4"/>return &amp;v1.ReadAtReply{</text:p>
      <text:p text:style-name="P1188"><text:s text:c="8"/>N: int32(res.N),</text:p>
      <text:p text:style-name="P1189"><text:s text:c="8"/>P: res.P,</text:p>
      <text:p text:style-name="P1190"><text:s text:c="4"/>}, nil</text:p>
      <text:p text:style-name="P1191">}</text:p>
      <text:p text:style-name="P1192">// ... Same for the rest of the RPCs</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Text_20_body">TODO: Add graphic from https://frpc.io/performance/grpc-benchmarks</text:p>
      <text:p text:style-name="Text_20_body">fRPC[50], a drop-in replacement for gRPC, can improve upon this by switching out the serialization layer with the faster Polyglot[51]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p text:style-name="P1193">type SeederFrpc struct {</text:p>
      <text:p text:style-name="P1194"><text:s text:c="4"/>svc *Seeder // Dudirekta RPC implementation</text:p>
      <text:p text:style-name="P1195">}</text:p>
      <text:p text:style-name="P1196"/>
      <text:p text:style-name="P1197">func (s *SeederFrpc) ReadAt(ctx context.Context, args *v1.ComPojtingerFelicitasR3MapMigrationV1ReadAtArgs) (*v1.ComPojtingerFelicitasR3MapMigrationV1ReadAtReply, error) {</text:p>
      <text:p text:style-name="P1198"><text:s text:c="4"/>// Forwarding the call to the service implementation from Dudirekta</text:p>
      <text:p text:style-name="P1199"><text:s text:c="4"/>res, err := s.svc.ReadAt(ctx, int(args.Length), args.Off)</text:p>
      <text:p text:style-name="P1200"><text:s text:c="4"/>// ...</text:p>
      <text:p text:style-name="P1201"/>
      <text:p text:style-name="P1202"><text:s text:c="4"/>// Making the result compatible with fRPC's generated interface</text:p>
      <text:p text:style-name="P1203"><text:s text:c="4"/>return &amp;v1.ComPojtingerFelicitasR3MapMigrationV1ReadAtReply{</text:p>
      <text:p text:style-name="P1204"><text:s text:c="8"/>N: int32(res.N),</text:p>
      <text:p text:style-name="P1205"><text:s text:c="8"/>P: res.P,</text:p>
      <text:p text:style-name="P1206"><text:s text:c="4"/>}, nil</text:p>
      <text:p text:style-name="P1207">}</text:p>
      <text:p text:style-name="P1208">// ... Same for the rest of the RPCs</text:p>
      <text:h text:style-name="Heading_20_1" text:outline-level="1"><text:bookmark-start text:name="results"/>Results<text:bookmark-end text:name="results"/></text:h>
      <text:p text:style-name="First_20_paragraph">TODO: Add results</text:p>
      <text:h text:style-name="Heading_20_1" text:outline-level="1"><text:bookmark-start text:name="discussion"/>Discussion<text:bookmark-end text:name="discussion"/></text:h>
      <text:p text:style-name="First_20_paragraph">TODO: Add discussion once we have the results</text:p>
      <text:h text:style-name="Heading_20_2" text:outline-level="2"><text:bookmark-start text:name="remote-swap-with-ram-dl"/>Remote Swap with <text:span text:style-name="Source_Text">ram-dl</text:span><text:bookmark-end text:name="remote-swap-with-ram-dl"/></text:h>
      <text:p text:style-name="First_20_paragraph"><text:span text:style-name="Source_Text">ram-dl</text:span>[52] is an experimental tech demo built to demonstrate how r3map can be used. It uses the fRPC mount backend to expand local system memory, enabling a variety of usecases such as mounting a remote system’s RAM locally or easily inspecting a remote system’s memory contents.</text:p>
      <text:p text:style-name="Text_20_body">In is based on the direct mount API and uses <text:span text:style-name="Source_Text">mkswap</text:span>, <text:span text:style-name="Source_Text">swapon</text:span> and <text:span text:style-name="Source_Text">swapoff</text:span> to enable the Kernel to page out to the mount’s block device:</text:p>
      <text:p text:style-name="P1209">// Create a swap partition on the block device</text:p>
      <text:p text:style-name="P1210">exec.Command("mkswap", devPath).CombinedOutput()</text:p>
      <text:p text:style-name="P1211"/>
      <text:p text:style-name="P1212">// Enable paging and swapping to the block device</text:p>
      <text:p text:style-name="P1213">exec.Command("swapon", devPath).CombinedOutput()</text:p>
      <text:p text:style-name="P1214"/>
      <text:p text:style-name="P1215">// When the mount is stopped, stop paging and swapping to the block device</text:p>
      <text:p text:style-name="P1216">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be, as the entire project consistents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53] is a tool that exposes a tape drive as a block device. While seemingly unrelated to memory synchronization, it does serve as an interesting usecase due to the similarities to STFS (mentioned earlier in the FUSE section), which exposed a tape drive as a file system, and serves as an interesting example for how even seemingly incompatible backends for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 Tapes also have very high read/write latencies due to slow seek speeds, taking up to more than a minute depending on the offset of the tape that is being accessed. Due to the modularity of r3map’s managed mount API however, it is possible to work around these issues, and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1217">func (b *TapeBackend) ReadAt(p []byte, off int64) (n int, err error) {</text:p>
      <text:p text:style-name="P1218"><text:s text:c="4"/>// Calculating the block for the offset</text:p>
      <text:p text:style-name="P1219"><text:s text:c="4"/>block := uint64(off) / b.blocksize</text:p>
      <text:p text:style-name="P1220"/>
      <text:p text:style-name="P1221"><text:s text:c="4"/>// Getting the physical record on the tape from the index</text:p>
      <text:p text:style-name="P1222"><text:s text:c="4"/>location, err := b.index.GetLocation(block)</text:p>
      <text:p text:style-name="P1223"><text:s text:c="4"/>// ...</text:p>
      <text:p text:style-name="P1224"/>
      <text:p text:style-name="P1225"><text:s text:c="4"/>// Creating the seek operation</text:p>
      <text:p text:style-name="P1226"><text:s text:c="4"/>mtop := &amp;ioctl.Mtop{}</text:p>
      <text:p text:style-name="P1227"><text:s text:c="4"/>mtop.SetOp(ioctl.MTSEEK)</text:p>
      <text:p text:style-name="P1228"><text:s text:c="4"/>mtop.SetCount(location)</text:p>
      <text:p text:style-name="P1229"/>
      <text:p text:style-name="P1230"><text:s text:c="4"/>// Seeking to the record</text:p>
      <text:p text:style-name="P1231"><text:s text:c="4"/>syscall.Syscall(</text:p>
      <text:p text:style-name="P1232"><text:s text:c="8"/>syscall.SYS_IOCTL,</text:p>
      <text:p text:style-name="P1233"><text:s text:c="8"/>drive.Fd(),</text:p>
      <text:p text:style-name="P1234"><text:s text:c="8"/>ioctl.MTIOCTOP,</text:p>
      <text:p text:style-name="P1235"><text:s text:c="8"/>uintptr(unsafe.Pointer(mtop)),</text:p>
      <text:p text:style-name="P1236"><text:s text:c="4"/>)</text:p>
      <text:p text:style-name="P1237"><text:s text:c="4"/>// ...</text:p>
      <text:p text:style-name="P1238"/>
      <text:p text:style-name="P1239"><text:s text:c="4"/>// Reading the chunk from the tape into memory</text:p>
      <text:p text:style-name="P1240"><text:s text:c="4"/>return b.drive.Read(p)</text:p>
      <text:p text:style-name="P1241">}</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result in the changes being written to the end of the file with the index referencing the new physical location, but does come at the cost of requiring defragmentation to clean up prior iterations of chunks:</text:p>
      <text:p text:style-name="P1242">func (b *TapeBackend) WriteAt(p []byte, off int64) (n int, err error) {</text:p>
      <text:p text:style-name="P1243"><text:s text:c="4"/>// Calculating the block for the offset</text:p>
      <text:p text:style-name="P1244"><text:s text:c="4"/>block := uint64(off) / b.blocksize</text:p>
      <text:p text:style-name="P1245"/>
      <text:p text:style-name="P1246"><text:s text:c="4"/>// Seek to the end of the tape, unless the last operation was a write</text:p>
      <text:p text:style-name="P1247"><text:s text:c="4"/>if b.lastOpWasRead {</text:p>
      <text:p text:style-name="P1248"><text:s text:c="8"/>mtop := &amp;ioctl.Mtop{}</text:p>
      <text:p text:style-name="P1249"><text:s text:c="8"/>mtop.SetOp(ioctl.MTEOM)</text:p>
      <text:p text:style-name="P1250"><text:s text:c="8"/>mtop.SetCount(1)</text:p>
      <text:p text:style-name="P1251"/>
      <text:p text:style-name="P1252"><text:s text:c="8"/>syscall.Syscall(</text:p>
      <text:p text:style-name="P1253"><text:s text:c="12"/>syscall.SYS_IOCTL,</text:p>
      <text:p text:style-name="P1254"><text:s text:c="12"/>drive.Fd(),</text:p>
      <text:p text:style-name="P1255"><text:s text:c="12"/>ioctl.MTIOCTOP,</text:p>
      <text:p text:style-name="P1256"><text:s text:c="12"/>uintptr(unsafe.Pointer(mtop)),</text:p>
      <text:p text:style-name="P1257"><text:s text:c="8"/>)</text:p>
      <text:p text:style-name="P1258"><text:s text:c="8"/>// ...</text:p>
      <text:p text:style-name="P1259"><text:s text:c="4"/>}</text:p>
      <text:p text:style-name="P1260"/>
      <text:p text:style-name="P1261"><text:s text:c="4"/>// Get the current physical record</text:p>
      <text:p text:style-name="P1262"><text:s text:c="4"/>curr, err := b.tell(b.drive)</text:p>
      <text:p text:style-name="P1263"/>
      <text:p text:style-name="P1264"><text:s text:c="4"/>// Mapping the physical record to the block that is being written</text:p>
      <text:p text:style-name="P1265"><text:s text:c="4"/>b.index.SetLocation(block, curr)</text:p>
      <text:p text:style-name="P1266"/>
      <text:p text:style-name="P1267"><text:s text:c="4"/>// Writing the chunk to the tape</text:p>
      <text:p text:style-name="P1268"><text:s text:c="4"/>b.drive.Write(p)</text:p>
      <text:p text:style-name="P1269"><text:s text:c="4"/>// ...</text:p>
      <text:p text:style-name="P1270">}</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ere it had to be built from scratch. By re-using the universal RPC backend introduced earlier, which can give remote access to any <text:span text:style-name="Source_Text">go-nbd</text:span> backend over a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cases. Tapes can store a large amount of data, in the case of LTO-9, up to 18TB on a single tape[54];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TFS. LTFS is a custom file system implemented as a kernel module, which allows for mounting a tape. If a <text:span text:style-name="Source_Text">tapisk</text:span>-provided block device is formatted with a filesystem such as EXT4 or Btrfs, it can also be mounted locally, allowing the tape to be mounted as a file system as well, with the added benefit of also being able to support any filesystem that supports block devices as their backend. Compared to the LTFS approach, this results in a much more maintainable project; while LTFS is tens of thousands of kernel-level source lines of code, <text:span text:style-name="Source_Text">tapisk</text:span> achieves effectively the same use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systems with unique advantages over existing solutions. Currently, there are two main approaches to implementing cloud storage clients. Dropbox and Nextcloud are examples of a system that listens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3],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system, i.e. EXT4, and then mounted on the host. By configuring the background pull system’s workers and pull priority function, it possible to also download files for offline access, and files have not yet been downloaded to the local system can be pulled from the remote backend as their chunks are being accessed. If a chunk is available locally, reads are also much faster than their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case that r3map can be used for is accessing a remote database locally. While using a database backend (such as the Cassandra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ith then fetches the necessary offsets from a remote backend storing the database as their are being accessed. For most queries, not all data in a database is required, especially if indexes are used; this makes it possible to potentially reduce the amount of transfe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b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possible. One such format is MP4; usually, if a user downloads a MP4 file, they can’t start playback before the file is available locally completely. This is because MP4 typically stores metadata at the end of the file:</text:p>
      <text:p text:style-name="Text_20_body">TODO: Add graphic with MP4 metadata</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already existing files and comes with other tradeoffs. By using r3map however, the pull heuristic function can be used to immediately pre-fetch the metadata; the rest of the chunks can then be fetched either by using the background pull system and/or ad-hoc as they are being accessed.</text:p>
      <text:p text:style-name="Text_20_body">Similarly to the approach used to stream in remote databases, this does not require any changes to the media player being used, since the block device providing the res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case relates to the in-place streaming of assets. Usually, a game needs to be fully downloaded before it is playable; for many modern AAA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i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By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system. With the managed mount API, this existing interface can be reused to add streaming support to these systems by simply pointing them to a file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built for simple apps. While it possible to real-time databases like Firebase to synchronize some application state, it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resulting in a database on a third host being used even for simple migrations from one host to another. Almost all of these data structures can ultimately be represented by a byte array; by allocating them from a slice <text:span text:style-name="Source_Text">mmap</text:span>ed by r3map, we can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cases become possible. For example, a TODO app could use it as it’s backend. Once loaded, the app mounts the TODO list as a byte slice from a remote server using the managed mount API; since authentication is pluggable and i.e. a database backend like Cassandra with a prefix for this user provides a way to do both authentication and authorization, such an approach can scale fairly well. Using the preemptive background pull system, when the user connects, they can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 them back to the remt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ibility. If a user has a TODO app running on a host like their smartphone, but wants to continue writing a task description on their desktop system, they can migrate the app’s state directly and without a third party/remote database by using r3map. For this usecase, the migration API can be used. In order to optimize the migration, the pre-copy phase can be started automatically, i.e. if the phone and desktop are physically close to each other or in the same network; in such a LAN migration case, the migration is be able to benefit from low latencies and high throughputs.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something which is not necessarily the case with programming languages such as Go with multiple processor architectures being involved. While projects such as Apache Arrow[55] allow for application state to represented in a language- and CPU architecture-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systems etc. could all be synchronized this way, too. Thanks to the preemptive pull implementation outlined earlier, the VM startup and device initialization can also be parallized to allow for shorter latencies while resuming the VM.</text:p>
      <text:p text:style-name="Text_20_body">This capability is not limited to Wasm VMs however; rather, it is possible to add these features to almost any hypervisor or virtual machine that supports mapping a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section text:name="refs">
        <text:section text:name="ref-linux2023docs">
          <text:p text:style-name="Text_20_body">[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tallings2010architecture">
          <text:p text:style-name="Text_20_body">[6] W. Stallings, <text:span text:style-name="T1">Computer organization and architecture: Designing for performance</text:span>. Upper Saddle River, New Jersey, 07458: Pearson Education, Inc., 2010.</text:p>
        </text:section>
        <text:section text:name="ref-smith1982cache">
          <text:p text:style-name="Text_20_body">[7]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barr2021offline">
          <text:p text:style-name="Text_20_body">[8] J. Barr, “New - offline tape migration using AWS snowball edge.” <text:a xlink:type="simple" xlink:href="https://aws.amazon.com/blogs/aws/new-offline-tape-migration-using-aws-snowball-edge/" office:name=""><text:span text:style-name="Definition">https://aws.amazon.com/blogs/aws/new-offline-tape-migration-using-aws-snowball-edge/</text:span></text:a>, 2021.</text:p>
        </text:section>
        <text:section text:name="ref-maruf2023memory">
          <text:p text:style-name="Text_20_body">[9]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0]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1] M. Gorman, <text:span text:style-name="T1">Understanding the linux virtual memory manager</text:span>. Upper Saddle River, New Jersey 07458: Pearson Education, Inc. Publishing as Prentice Hall Professional Technical Reference, 2004.</text:p>
        </text:section>
        <text:section text:name="ref-kernel2023suspend">
          <text:p text:style-name="Text_20_body">[12] T. K. D.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3]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4]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5]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6] “Transmission Control Protocol.” RFC 793; J. Postel, Sep. 1981. doi: <text:a xlink:type="simple" xlink:href="https://doi.org/10.17487/RFC0793" office:name=""><text:span text:style-name="Definition">10.17487/RFC0793</text:span></text:a>.</text:p>
        </text:section>
        <text:section text:name="ref-postel1980udp">
          <text:p text:style-name="Text_20_body">[17] “User Datagram Protocol.” RFC 768; J. Postel, Aug. 1980. doi: <text:a xlink:type="simple" xlink:href="https://doi.org/10.17487/RFC0768" office:name=""><text:span text:style-name="Definition">10.17487/RFC0768</text:span></text:a>.</text:p>
        </text:section>
        <text:section text:name="ref-rfc2021quic">
          <text:p text:style-name="Text_20_body">[18]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19]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0]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1] T. libfuse authors, “FUSE minimal example filesystem using high-level API.” <text:a xlink:type="simple" xlink:href="https://github.com/libfuse/libfuse/blob/master/example/hello.c" office:name=""><text:span text:style-name="Definition">https://github.com/libfuse/libfuse/blob/master/example/hello.c</text:span></text:a>, 2020.</text:p>
        </text:section>
        <text:section text:name="ref-vangoor2017fuse">
          <text:p text:style-name="Text_20_body">[22]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3] A. Gaul, T. Nakatani, and @rrizun, “s3fs: FUSE-based file system backed by amazon S3.” <text:a xlink:type="simple" xlink:href="https://github.com/s3fs-fuse/s3fs-fuse" office:name=""><text:span text:style-name="Definition">https://github.com/s3fs-fuse/s3fs-fuse</text:span></text:a>, 2023.</text:p>
        </text:section>
        <text:section text:name="ref-libfuse2022sshfs">
          <text:p text:style-name="Text_20_body">[24] T. libfuse authors, “SSHFS: A network filesystem client to connect to SSH servers.” <text:a xlink:type="simple" xlink:href="https://github.com/libfuse/sshfs" office:name=""><text:span text:style-name="Definition">https://github.com/libfuse/sshfs</text:span></text:a>, 2022.</text:p>
        </text:section>
        <text:section text:name="ref-blake2023nbd">
          <text:p text:style-name="Text_20_body">[25]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clements2013nbd">
          <text:p text:style-name="Text_20_body">[26] P. Clements, “[PATCH] nbd: Increase default and max request sizes.” <text:a xlink:type="simple" xlink:href="https://lore.kernel.org/lkml/20130402194120.54043222C0@clements/" office:name=""><text:span text:style-name="Definition">https://lore.kernel.org/lkml/20130402194120.54043222C0@clements/</text:span></text:a>, Apr. 02, 2013.</text:p>
        </text:section>
        <text:section text:name="ref-verhelst2023nbdclient">
          <text:p text:style-name="Text_20_body">[27] W. Verhelst, <text:span text:style-name="T1">Nbd-client man page</text:span>. 2023.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28]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9]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0] T. Akidau, S. Chernyak, and R. Lax, <text:span text:style-name="T1">Streaming systems</text:span>. Sebastopol, CA: O’Reilly Media, Inc., 2018.</text:p>
        </text:section>
        <text:section text:name="ref-peek1994unix">
          <text:p text:style-name="Text_20_body">[31] J. D. Peek, <text:span text:style-name="T1">UNIX power tools</text:span>. Sebastopol, CA; New York: O’Reilly Associates; Bantam Books, 1994.</text:p>
        </text:section>
        <text:section text:name="ref-google2023grpc">
          <text:p text:style-name="Text_20_body">[32]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33] Redis Ltd, “Introduction to redis.” <text:a xlink:type="simple" xlink:href="https://redis.io/docs/about/" office:name=""><text:span text:style-name="Definition">https://redis.io/docs/about/</text:span></text:a>, 2023.</text:p>
        </text:section>
        <text:section text:name="ref-redis2023pubsub">
          <text:p text:style-name="Text_20_body">[34] Redis Ltd, “Redis pub/sub.” <text:a xlink:type="simple" xlink:href="https://redis.io/docs/interact/pubsub/" office:name=""><text:span text:style-name="Definition">https://redis.io/docs/interact/pubsub/</text:span></text:a>, 2023.</text:p>
        </text:section>
        <text:section text:name="ref-aws2023s3">
          <text:p text:style-name="Text_20_body">[35]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36]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37]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3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corbet2015linux43">
          <text:p text:style-name="Text_20_body">[39] J. Corbet, “4.3 merge window, part 2.” <text:a xlink:type="simple" xlink:href="https://lwn.net/Articles/656731/" office:name=""><text:span text:style-name="Definition">https://lwn.net/Articles/656731/</text:span></text:a>, 2015.Available: <text:a xlink:type="simple" xlink:href="https://lwn.net/Articles/656731/" office:name=""><text:span text:style-name="Definition">https://lwn.net/Articles/656731/</text:span></text:a></text:p>
        </text:section>
        <text:section text:name="ref-pojtinger2022stfstests">
          <text:p text:style-name="Text_20_body">[40] F. Pojtinger, “STFS file system unit tests.” <text:a xlink:type="simple" xlink:href="https://github.com/pojntfx/stfs/blob/main/pkg/fs/filesystem_test.go" office:name=""><text:span text:style-name="Definition">https://github.com/pojntfx/stfs/blob/main/pkg/fs/filesystem_test.go</text:span></text:a>, 2022.</text:p>
        </text:section>
        <text:section text:name="ref-francia2023afero">
          <text:p text:style-name="Text_20_body">[41] S. Francia, “Fs interface - afero: A FileSystem abstraction system for go.” <text:a xlink:type="simple" xlink:href="https://pkg.go.dev/github.com/spf13/afero#Fs" office:name=""><text:span text:style-name="Definition">https://pkg.go.dev/github.com/spf13/afero#Fs</text:span></text:a>, 2023.</text:p>
        </text:section>
        <text:section text:name="ref-pojtinger2022stfs">
          <text:p text:style-name="Text_20_body">[42]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43] J. Waibel and F. Pojtinger, “sile-fystem: A generic FUSE implementation.” <text:a xlink:type="simple" xlink:href="https://github.com/jakWai01/sile-fystem" office:name=""><text:span text:style-name="Definition">https://github.com/jakWai01/sile-fystem</text:span></text:a>, 2022.</text:p>
        </text:section>
        <text:section text:name="ref-grieger2015cgo">
          <text:p text:style-name="Text_20_body">[44] T. Grieger, “The cost and complexity of cgo.” Dec. 2015.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45] F. Pojtinger, “Weron: Overlay networks based on WebRTC.” <text:a xlink:type="simple" xlink:href="https://github.com/pojntfx/weron" office:name=""><text:span text:style-name="Definition">https://github.com/pojntfx/weron</text:span></text:a>, 2023.</text:p>
        </text:section>
        <text:section text:name="ref-linux2023nbd">
          <text:p text:style-name="Text_20_body">[46] T. L. K. Contributors, “NBD kernel module in the linux kernel source tree.” <text:a xlink:type="simple" xlink:href="https://git.kernel.org/pub/scm/linux/kernel/git/torvalds/linux.git/tree/drivers/block/nbd.c#n2592" office:name=""><text:span text:style-name="Definition">https://git.kernel.org/pub/scm/linux/kernel/git/torvalds/linux.git/tree/drivers/block/nbd.c#n2592</text:span></text:a>, 2023.</text:p>
        </text:section>
        <text:section text:name="ref-aguilera2018remoteregions">
          <text:p text:style-name="Text_20_body">[47] M. K. Aguilera <text:span text:style-name="T1">et al.</text:span>, “Remote regions: A simple abstraction for remote memory,” in <text:span text:style-name="T1">Proceedings of the 2018 USENIX conference on usenix annual technical conference</text:span>, 2018, pp. 775–787.</text:p>
        </text:section>
        <text:section text:name="ref-pojtinger2023dudirekta">
          <text:p text:style-name="Text_20_body">[48] F. Pojtinger, “Dudirekta: Transport-agnostic framework that allows exposing and calling functions on both clients and servers.” <text:a xlink:type="simple" xlink:href="https://github.com/pojntfx/dudirekta" office:name=""><text:span text:style-name="Definition">https://github.com/pojntfx/dudirekta</text:span></text:a>, 2023.</text:p>
        </text:section>
        <text:section text:name="ref-pojtinger2023dudirektawebrtc">
          <text:p text:style-name="Text_20_body">[49] F. Pojtinger, “Dudirekta: WebRTC transport layer example.” <text:a xlink:type="simple" xlink:href="https://github.com/pojntfx/dudirekta/blob/main/cmd/dudirekta-example-webrtc-peer/main.go" office:name=""><text:span text:style-name="Definition">https://github.com/pojntfx/dudirekta/blob/main/cmd/dudirekta-example-webrtc-peer/main.go</text:span></text:a>, 2023.</text:p>
        </text:section>
        <text:section text:name="ref-loopholelabs2023frpc">
          <text:p text:style-name="Text_20_body">[50] L. Labs, “fRPC: A modern RPC framework designed for high performance and stability.” <text:a xlink:type="simple" xlink:href="https://frpc.io/introduction" office:name=""><text:span text:style-name="Definition">https://frpc.io/introduction</text:span></text:a>, 2023.</text:p>
        </text:section>
        <text:section text:name="ref-loopholelabs2023polyglot">
          <text:p text:style-name="Text_20_body">[51] S. Shivansh Vij, “Polyglot: A high-performance serialization framework used for encoding and decoding arbitrary data structures across languages.” <text:a xlink:type="simple" xlink:href="https://github.com/loopholelabs/polyglot" office:name=""><text:span text:style-name="Definition">https://github.com/loopholelabs/polyglot</text:span></text:a>, 2023.</text:p>
        </text:section>
        <text:section text:name="ref-pojtinger2023ramdl">
          <text:p text:style-name="Text_20_body">[52] F. Pojtinger, “Ram-dl: A tool to download more RAM (yes, seriously!).” <text:a xlink:type="simple" xlink:href="https://github.com/pojntfx/ram-dl" office:name=""><text:span text:style-name="Definition">https://github.com/pojntfx/ram-dl</text:span></text:a>, 2023.</text:p>
        </text:section>
        <text:section text:name="ref-pojtinger2023tapisk">
          <text:p text:style-name="Text_20_body">[53] F. Pojtinger, “Tapisk: Expose a tape drive as a block device.” <text:a xlink:type="simple" xlink:href="https://github.com/pojntfx/tapisk" office:name=""><text:span text:style-name="Definition">https://github.com/pojntfx/tapisk</text:span></text:a>, 2023.</text:p>
        </text:section>
        <text:section text:name="ref-lto2020gen9">
          <text:p text:style-name="Text_20_body">[54] LTO Program, “The LTO program releases specifications for upcoming generation 9.” <text:a xlink:type="simple" xlink:href="https://www.lto.org/2020/09/the-lto-program-releases-specifications-for-upcoming-generation-9/" office:name=""><text:span text:style-name="Definition">https://www.lto.org/2020/09/the-lto-program-releases-specifications-for-upcoming-generation-9/</text:span></text:a>, 2020.</text:p>
        </text:section>
        <text:section text:name="ref-apache2023arrow">
          <text:p text:style-name="Text_20_body">[55] T. A. S. Foundation, “Apache arrow website.” 2023.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Add keywords</meta:keyword>
    <dc:language>en-US</dc:language>
    <meta:initial-creator>Felicitas Pojtinger (Stuttgart Media University)</meta:initial-creator>
    <dc:creator>Felicitas Pojtinger (Stuttgart Media University)</dc:creator>
    <meta:creation-date>2023-07-26T05:10:42Z</meta:creation-date>
    <dc:date>2023-07-26T05:10:42Z</dc:date>
    <meta:user-defined meta:name="abstract" meta:value-type="string">TODO: Add abstract</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TODO: Add subtitle</meta:user-defined>
    <meta:user-defined meta:name="titlepage" meta:value-type="string">True</meta:user-defined>
    <meta:user-defined meta:name="toc" meta:value-type="string">True</meta:user-defined>
    <meta:user-defined meta:name="toc-own-page" meta:value-type="string">True</meta:user-defined>
  </office:meta>
</office:document-meta>
</file>